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0001000001010000010174E93B82.png" manifest:media-type="image/png"/>
  <manifest:file-entry manifest:full-path="Pictures/1000701800001A9000001A90C21CAB6F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212B5436.png" manifest:media-type="image/png"/>
  <manifest:file-entry manifest:full-path="Pictures/100000010000010000000100BA7411A2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Pictures/10000001000000EF000000FCBFED89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401cm" fo:margin-left="-0.898cm" table:align="left" style:writing-mode="lr-tb"/>
    </style:style>
    <style:style style:name="Tabla4.A" style:family="table-column">
      <style:table-column-properties style:column-width="4.401cm"/>
    </style:style>
    <style:style style:name="Tabla4.B" style:family="table-column">
      <style:table-column-properties style:column-width="4.8cm"/>
    </style:style>
    <style:style style:name="Tabla4.C" style:family="table-column">
      <style:table-column-properties style:column-width="4.6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494cm"/>
    </style:style>
    <style:style style:name="Tabla7" style:family="table" style:master-page-name="">
      <style:table-properties style:width="17.101cm" fo:margin-left="-1.40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986cm"/>
    </style:style>
    <style:style style:name="Tabla7.B" style:family="table-column">
      <style:table-column-properties style:column-width="4.805cm"/>
    </style:style>
    <style:style style:name="Tabla7.C" style:family="table-column">
      <style:table-column-properties style:column-width="2.2cm"/>
    </style:style>
    <style:style style:name="Tabla7.D" style:family="table-column">
      <style:table-column-properties style:column-width="0.113cm"/>
    </style:style>
    <style:style style:name="Tabla7.E" style:family="table-column">
      <style:table-column-properties style:column-width="1.092cm"/>
    </style:style>
    <style:style style:name="Tabla7.F" style:family="table-column">
      <style:table-column-properties style:column-width="6.706cm"/>
    </style:style>
    <style:style style:name="Tabla7.G" style:family="table-column">
      <style:table-column-properties style:column-width="1.199cm"/>
    </style:style>
    <style:style style:name="Tabla7.1" style:family="table-row">
      <style:table-row-properties style:min-row-height="0.697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D1" style:family="table-cell">
      <style:table-cell-properties style:vertical-align="bottom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7.A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B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C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D2" style:family="table-cell">
      <style:table-cell-properties style:vertical-align="middle" fo:background-color="#eeeeee" fo:padding="0.097cm" fo:border-left="none" fo:border-right="none" fo:border-top="none" fo:border-bottom="0.75pt dotted #757575">
        <style:background-image/>
      </style:table-cell-properties>
    </style:style>
    <style:style style:name="Tabla7.E2" style:family="table-cell">
      <style:table-cell-properties style:vertical-align="middle" fo:padding="0.097cm" fo:border-left="none" fo:border-right="none" fo:border-top="none" fo:border-bottom="0.75pt dotted #757575"/>
    </style:style>
    <style:style style:name="Tabla7.F2" style:family="table-cell">
      <style:table-cell-properties style:vertical-align="middle" fo:background-color="transparent" fo:padding="0.097cm" fo:border-left="none" fo:border-right="none" fo:border-top="none" fo:border-bottom="0.75pt dotted #757575" style:writing-mode="lr-tb">
        <style:background-image/>
      </style:table-cell-properties>
    </style:style>
    <style:style style:name="Tabla7.3" style:family="table-row">
      <style:table-row-properties style:min-row-height="0.663cm" fo:background-color="transparent" fo:keep-together="auto">
        <style:background-image/>
      </style:table-row-properties>
    </style:style>
    <style:style style:name="Tabla7.A3" style:family="table-cell">
      <style:table-cell-properties style:vertical-align="middle" fo:padding="0.097cm" fo:border-left="none" fo:border-right="none" fo:border-top="none" fo:border-bottom="0.75pt dotted #757575"/>
    </style:style>
    <style:style style:name="Tabla7.B3" style:family="table-cell">
      <style:table-cell-properties style:vertical-align="middle" fo:padding="0.097cm" fo:border-left="none" fo:border-right="none" fo:border-top="none" fo:border-bottom="0.75pt dotted #757575"/>
    </style:style>
    <style:style style:name="Tabla7.C3" style:family="table-cell">
      <style:table-cell-properties style:vertical-align="middle" fo:padding="0.097cm" fo:border-left="none" fo:border-right="none" fo:border-top="none" fo:border-bottom="0.75pt dotted #757575"/>
    </style:style>
    <style:style style:name="Tabla7.D3" style:family="table-cell">
      <style:table-cell-properties style:vertical-align="bottom" fo:background-color="#eeeeee" fo:padding="0.097cm" fo:border-left="none" fo:border-right="none" fo:border-top="none" fo:border-bottom="0.75pt dotted #757575">
        <style:background-image/>
      </style:table-cell-properties>
    </style:style>
    <style:style style:name="Tabla7.E3" style:family="table-cell">
      <style:table-cell-properties style:vertical-align="bottom" fo:padding="0.097cm" fo:border-left="none" fo:border-right="none" fo:border-top="none" fo:border-bottom="0.75pt dotted #757575"/>
    </style:style>
    <style:style style:name="Tabla5" style:family="table">
      <style:table-properties style:width="18.411cm" fo:margin-left="-0.898cm" table:align="left" style:writing-mode="lr-tb"/>
    </style:style>
    <style:style style:name="Tabla5.A" style:family="table-column">
      <style:table-column-properties style:column-width="4.697cm"/>
    </style:style>
    <style:style style:name="Tabla5.B" style:family="table-column">
      <style:table-column-properties style:column-width="4.503cm"/>
    </style:style>
    <style:style style:name="Tabla5.C" style:family="table-column">
      <style:table-column-properties style:column-width="4.6cm"/>
    </style:style>
    <style:style style:name="Tabla5.D" style:family="table-column">
      <style:table-column-properties style:column-width="4.611cm"/>
    </style:style>
    <style:style style:name="Tabla5.1" style:family="table-row">
      <style:table-row-properties style:row-height="0.499cm"/>
    </style:style>
    <style:style style:name="Tabla5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7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0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21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2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3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4" style:family="paragraph" style:parent-style-name="Preformatted_20_Text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5" style:family="paragraph" style:parent-style-name="Preformatted_20_Text" style:master-page-name="">
      <style:paragraph-properties fo:margin-left="-0.4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26" style:family="paragraph" style:parent-style-name="Preformatted_20_Text">
      <style:paragraph-properties fo:margin-left="-0.4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27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8" style:family="paragraph" style:parent-style-name="Preformatted_20_Text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9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0" style:family="paragraph" style:parent-style-name="Preformatted_20_Text" style:master-page-name="">
      <loext:graphic-properties draw:fill="none"/>
      <style:paragraph-properties fo:margin-left="-0.49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1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2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3" style:family="paragraph" style:parent-style-name="Preformatted_20_Text" style:master-page-name="">
      <style:paragraph-properties fo:margin-left="-0.6cm" fo:margin-right="0cm" fo:margin-top="0.199cm" fo:margin-bottom="0.199cm" style:contextual-spacing="false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34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2f3c8"/>
    </style:style>
    <style:style style:name="P35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2f3c8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37" style:family="paragraph" style:parent-style-name="Heading_20_3">
      <style:paragraph-properties fo:margin-left="-1cm" fo:margin-right="-1.101cm" fo:margin-top="0.199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38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41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42" style:family="paragraph" style:parent-style-name="Preformatted_20_Text">
      <loext:graphic-properties draw:fill="none"/>
      <style:paragraph-properties fo:margin-left="0.6cm" fo:margin-right="0cm" fo:margin-top="0cm" fo:margin-bottom="0.3cm" style:contextual-spacing="false" fo:line-height="115%" fo:text-indent="0cm" style:auto-text-indent="false" fo:background-color="transparent"/>
      <style:text-properties style:font-name="Arial Nova1" fo:font-size="11pt" officeooo:paragraph-rsid="0051c44c" style:font-size-asian="11pt" style:font-size-complex="11pt"/>
    </style:style>
    <style:style style:name="P43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44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45" style:family="paragraph" style:parent-style-name="Preformatted_20_Text">
      <loext:graphic-properties draw:fill="none"/>
      <style:paragraph-properties fo:margin-left="0.6cm" fo:margin-right="0cm" fo:line-height="100%" fo:text-indent="0cm" style:auto-text-indent="false" fo:background-color="transparent"/>
      <style:text-properties style:font-name="Arial Nova1" fo:font-size="11pt" officeooo:paragraph-rsid="0051c44c" style:font-size-asian="11pt" style:font-size-complex="11pt"/>
    </style:style>
    <style:style style:name="P46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47" style:family="paragraph" style:parent-style-name="Preformatted_20_Text" style:master-page-name="">
      <loext:graphic-properties draw:fill="none"/>
      <style:paragraph-properties fo:margin-left="-0.7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48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1" fo:font-size="11pt" officeooo:rsid="001bb594" officeooo:paragraph-rsid="0051c44c" style:font-size-asian="11pt" style:font-size-complex="11pt"/>
    </style:style>
    <style:style style:name="P49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50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51" style:family="paragraph" style:parent-style-name="Preformatted_20_Text">
      <loext:graphic-properties draw:fill="none"/>
      <style:paragraph-properties fo:margin-left="-0.7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52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1" fo:font-size="11pt" officeooo:paragraph-rsid="0051c44c" style:font-size-asian="11pt" style:font-size-complex="11pt"/>
    </style:style>
    <style:style style:name="P53" style:family="paragraph" style:parent-style-name="Preformatted_20_Text">
      <loext:graphic-properties draw:fill="none"/>
      <style:paragraph-properties fo:margin-left="0.6cm" fo:margin-right="0cm" fo:margin-top="0.199cm" fo:margin-bottom="0.199cm" style:contextual-spacing="false" fo:text-indent="0cm" style:auto-text-indent="false" fo:background-color="transparent"/>
      <style:text-properties style:font-name="Arial Nova1" fo:font-size="11pt" officeooo:paragraph-rsid="0051c44c" style:font-size-asian="11pt" style:font-size-complex="11pt"/>
    </style:style>
    <style:style style:name="P54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  <style:text-properties style:font-name="Arial Nova1" fo:font-size="11pt" officeooo:paragraph-rsid="0051c44c" style:font-size-asian="11pt" style:font-size-complex="11pt"/>
    </style:style>
    <style:style style:name="P55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fo:font-weight="bold" officeooo:rsid="001bb594" officeooo:paragraph-rsid="0051c44c" style:font-size-asian="11pt" style:font-weight-asian="bold" style:font-size-complex="11pt" style:font-weight-complex="bold"/>
    </style:style>
    <style:style style:name="P56" style:family="paragraph" style:parent-style-name="Preformatted_20_Text" style:master-page-name="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officeooo:paragraph-rsid="0051c44c"/>
    </style:style>
    <style:style style:name="P57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style:font-name="Arial Nova1" officeooo:paragraph-rsid="0051c44c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59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60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61" style:family="paragraph" style:parent-style-name="Preformatted_20_Text" style:master-page-name="">
      <loext:graphic-properties draw:fill="none"/>
      <style:paragraph-properties fo:margin-left="-1cm" fo:margin-right="0cm" fo:margin-top="0.199cm" fo:margin-bottom="0.199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62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63" style:family="paragraph" style:parent-style-name="Preformatted_20_Text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64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65" style:family="paragraph" style:parent-style-name="Preformatted_20_Text">
      <loext:graphic-properties draw:fill="none"/>
      <style:paragraph-properties fo:margin-left="-1.79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66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67" style:family="paragraph" style:parent-style-name="Standard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68" style:family="paragraph" style:parent-style-name="Standard" style:master-page-name="">
      <loext:graphic-properties draw:fill="none"/>
      <style:paragraph-properties fo:margin-left="-0.801cm" fo:margin-right="0cm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69" style:family="paragraph" style:parent-style-name="Standard">
      <style:paragraph-properties fo:margin-left="0.6cm" fo:margin-right="0cm" fo:margin-top="0cm" fo:margin-bottom="0.199cm" style:contextual-spacing="false" fo:line-height="150%" fo:text-indent="0cm" style:auto-text-indent="false"/>
      <style:text-properties officeooo:paragraph-rsid="0051c44c"/>
    </style:style>
    <style:style style:name="P70" style:family="paragraph" style:parent-style-name="Standard" style:master-page-name="">
      <style:paragraph-properties fo:margin-left="-0.801cm" fo:margin-top="0.499cm" fo:margin-bottom="0cm" style:contextual-spacing="false" fo:line-height="150%" style:page-number="auto"/>
      <style:text-properties officeooo:paragraph-rsid="0051c44c"/>
    </style:style>
    <style:style style:name="P71" style:family="paragraph" style:parent-style-name="Preformatted_20_Text">
      <style:paragraph-properties fo:margin-left="-1cm" fo:margin-right="0cm" fo:line-height="2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72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1c44c" style:font-size-asian="10pt" style:font-weight-asian="normal" style:font-size-complex="10pt" style:font-weight-complex="normal"/>
    </style:style>
    <style:style style:name="P73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fo:color="#2a6099" loext:opacity="100%" style:font-name="Kristen ITC" fo:font-size="8pt" style:text-underline-style="none" fo:font-weight="bold" officeooo:paragraph-rsid="0051c44c" style:font-size-asian="8pt" style:font-weight-asian="bold" style:font-size-complex="8pt" style:font-weight-complex="bold"/>
    </style:style>
    <style:style style:name="P74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5" style:family="paragraph" style:parent-style-name="Preformatted_20_Text" style:master-page-name="">
      <loext:graphic-properties draw:fill="none"/>
      <style:paragraph-properties fo:margin-left="-0.1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6" style:family="paragraph" style:parent-style-name="Preformatted_20_Text" style:master-page-name="">
      <style:paragraph-properties fo:margin-left="-0.199cm" fo:margin-right="0cm" fo:line-height="115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77" style:family="paragraph" style:parent-style-name="Standard" style:master-page-name="">
      <loext:graphic-properties draw:fill="none"/>
      <style:paragraph-properties fo:margin-left="-0.4cm" fo:margin-right="0cm" fo:margin-top="0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8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officeooo:paragraph-rsid="0051c44c"/>
    </style:style>
    <style:style style:name="P79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officeooo:paragraph-rsid="0051c44c"/>
    </style:style>
    <style:style style:name="P80" style:family="paragraph" style:parent-style-name="Preformatted_20_Text" style:master-page-name="">
      <style:paragraph-properties fo:margin-left="0.6cm" fo:margin-right="0cm" fo:text-indent="0cm" style:auto-text-indent="false" style:page-number="auto"/>
      <style:text-properties officeooo:paragraph-rsid="0051c44c"/>
    </style:style>
    <style:style style:name="P81" style:family="paragraph" style:parent-style-name="Preformatted_20_Text">
      <style:paragraph-properties fo:margin-left="0.6cm" fo:margin-right="0cm" fo:margin-top="0.199cm" fo:margin-bottom="0cm" style:contextual-spacing="false" fo:text-indent="0cm" style:auto-text-indent="false"/>
      <style:text-properties officeooo:paragraph-rsid="0051c44c"/>
    </style:style>
    <style:style style:name="P82" style:family="paragraph" style:parent-style-name="Preformatted_20_Text">
      <loext:graphic-properties draw:fill="none"/>
      <style:paragraph-properties fo:margin-left="0.6cm" fo:margin-right="0cm" fo:margin-top="0.199cm" fo:margin-bottom="0cm" style:contextual-spacing="false" fo:text-indent="0cm" style:auto-text-indent="false" fo:background-color="transparent"/>
      <style:text-properties officeooo:paragraph-rsid="0051c44c"/>
    </style:style>
    <style:style style:name="P83" style:family="paragraph" style:parent-style-name="Preformatted_20_Text">
      <style:paragraph-properties fo:margin-left="0.6cm" fo:margin-right="0cm" fo:margin-top="0.199cm" fo:margin-bottom="0.199cm" style:contextual-spacing="false" fo:text-indent="0cm" style:auto-text-indent="false"/>
      <style:text-properties officeooo:paragraph-rsid="0051c44c"/>
    </style:style>
    <style:style style:name="P84" style:family="paragraph" style:parent-style-name="Preformatted_20_Text" style:master-page-name="">
      <loext:graphic-properties draw:fill="none"/>
      <style:paragraph-properties fo:margin-left="0.6cm" fo:margin-right="-0.3cm" fo:margin-top="0.199cm" fo:margin-bottom="0.199cm" style:contextual-spacing="false" fo:text-indent="0cm" style:auto-text-indent="false" style:page-number="auto" fo:background-color="transparent"/>
      <style:text-properties officeooo:paragraph-rsid="0051c44c"/>
    </style:style>
    <style:style style:name="P85" style:family="paragraph" style:parent-style-name="Preformatted_20_Text">
      <style:paragraph-properties fo:margin-left="0.9cm" fo:margin-right="0cm" fo:text-indent="0cm" style:auto-text-indent="false"/>
      <style:text-properties officeooo:paragraph-rsid="0051c44c"/>
    </style:style>
    <style:style style:name="P86" style:family="paragraph" style:parent-style-name="Standard">
      <style:text-properties officeooo:paragraph-rsid="0051c44c"/>
    </style:style>
    <style:style style:name="P87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1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88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fo:color="#46b1e1" loext:opacity="100%" style:font-name="Consolas1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89" style:family="paragraph" style:parent-style-name="Preformatted_20_Text">
      <style:paragraph-properties fo:margin-left="-1cm" fo:margin-right="0cm" fo:margin-top="0.499cm" fo:margin-bottom="0cm" style:contextual-spacing="false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1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0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fo:color="#46b1e1" loext:opacity="100%" style:font-name="Consolas1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1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1" fo:font-size="12pt" fo:font-style="italic" fo:font-weight="normal" officeooo:paragraph-rsid="0051c44c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92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00b050" loext:opacity="100%" style:font-name="Ubuntu Mono" fo:font-size="13pt" fo:font-weight="bold" officeooo:paragraph-rsid="0051c44c" style:font-size-asian="9pt" style:font-weight-asian="bold" style:font-size-complex="9pt" style:font-weight-complex="bold"/>
    </style:style>
    <style:style style:name="P93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052ee" style:font-size-asian="14pt" style:font-size-complex="14pt"/>
    </style:style>
    <style:style style:name="P94" style:family="paragraph" style:parent-style-name="Heading_20_1" style:master-page-name="">
      <loext:graphic-properties draw:fill="none" draw:fill-color="#729fcf"/>
      <style:paragraph-properties fo:margin-left="-2.101cm" fo:margin-right="0cm" fo:margin-top="0.7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c9cf1" style:font-size-asian="14pt" style:font-size-complex="14pt"/>
    </style:style>
    <style:style style:name="P95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c9cf1"/>
    </style:style>
    <style:style style:name="P96" style:family="paragraph" style:parent-style-name="Heading_20_2">
      <loext:graphic-properties draw:fill="none" draw:fill-color="#729fcf"/>
      <style:paragraph-properties fo:margin-left="-2cm" fo:margin-right="0cm" fo:margin-top="0.801cm" fo:margin-bottom="0.101cm" style:contextual-spacing="false" fo:line-height="2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97" style:family="paragraph" style:parent-style-name="Heading_20_3" style:list-style-name="L1" style:master-page-name="">
      <loext:graphic-properties draw:fill="none" draw:fill-color="#729fcf"/>
      <style:paragraph-properties fo:margin-left="-0.6cm" fo:margin-right="0cm" fo:margin-top="0.199cm" fo:margin-bottom="0.101cm" style:contextual-spacing="false" fo:line-height="150%" fo:text-align="start" style:justify-single-word="false" fo:keep-together="always" fo:orphans="2" fo:widows="2" fo:text-indent="-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98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99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0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1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2" style:family="paragraph" style:parent-style-name="Heading_20_3" style:list-style-name="L1" style:master-page-name="">
      <style:paragraph-properties fo:margin-left="-0.6cm" fo:margin-top="0.4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3" style:family="paragraph" style:parent-style-name="Heading_20_3" style:list-style-name="L1" style:master-page-name="">
      <style:paragraph-properties fo:margin-left="-0.6cm" fo:margin-top="0.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baf32"/>
    </style:style>
    <style:style style:name="P104" style:family="paragraph" style:parent-style-name="Heading_20_3" style:list-style-name="L1">
      <style:paragraph-properties fo:margin-left="-0.6cm" fo:margin-top="0.6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05" style:family="paragraph" style:parent-style-name="Heading_20_3" style:list-style-name="L1" style:master-page-name="">
      <style:paragraph-properties fo:margin-left="-0.6cm" fo:margin-top="0.199cm" fo:margin-bottom="0.101cm" style:contextual-spacing="false" fo:line-height="100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06" style:family="paragraph" style:parent-style-name="Heading_20_3">
      <style:paragraph-properties fo:margin-left="-1cm" fo:margin-right="-1.101cm" fo:margin-top="0.199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d4058"/>
    </style:style>
    <style:style style:name="P107" style:family="paragraph" style:parent-style-name="Heading_20_3" style:list-style-name="L1">
      <style:paragraph-properties fo:margin-left="-0.6cm" fo:margin-top="0cm" fo:margin-bottom="0cm" style:contextual-spacing="false" fo:line-height="90%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08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c9cf1"/>
    </style:style>
    <style:style style:name="P109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d4058"/>
    </style:style>
    <style:style style:name="P110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111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112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baf32"/>
    </style:style>
    <style:style style:name="P113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114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115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116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117" style:family="paragraph" style:parent-style-name="Horizontal_20_Line" style:list-style-name="L1" style:master-page-name="">
      <loext:graphic-properties draw:fill="none"/>
      <style:paragraph-properties fo:margin-left="-1.101cm" fo:margin-right="0cm" fo:margin-top="0.499cm" fo:margin-bottom="0.499cm" style:contextual-spacing="false" fo:line-height="100%" fo:text-align="start" style:justify-single-word="false" fo:orphans="0" fo:widows="0" fo:text-indent="-0.101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18" style:family="paragraph" style:parent-style-name="Horizontal_20_Line" style:list-style-name="L1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19" style:family="paragraph" style:parent-style-name="Horizontal_20_Line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20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21" style:family="paragraph" style:parent-style-name="List_20_Paragraph" style:list-style-name="L2" style:master-page-name="">
      <style:paragraph-properties fo:margin-left="-0.6cm" fo:margin-top="0.499cm" fo:margin-bottom="0cm" style:contextual-spacing="fals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22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style:font-name="Arial Nova1" fo:font-size="11pt" officeooo:paragraph-rsid="0051c44c" style:font-size-asian="11pt" style:font-size-complex="11pt"/>
    </style:style>
    <style:style style:name="P123" style:family="paragraph" style:parent-style-name="Preformatted_20_Text" style:list-style-name="L3" style:master-page-name="">
      <loext:graphic-properties draw:fill="none"/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124" style:family="paragraph" style:parent-style-name="Preformatted_20_Text" style:list-style-name="L3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writing-mode="lr-tb"/>
      <style:text-properties style:font-name="Arial Nova1" fo:font-size="11pt" officeooo:paragraph-rsid="0051c44c" style:font-size-asian="11pt" style:font-size-complex="11pt"/>
    </style:style>
    <style:style style:name="P125" style:family="paragraph" style:parent-style-name="Preformatted_20_Text" style:master-page-name="">
      <loext:graphic-properties draw:fill="none"/>
      <style:paragraph-properties fo:margin-left="-0.6cm" fo:margin-right="0cm" fo:margin-top="0.199cm" fo:margin-bottom="0.199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1" fo:font-size="11pt" officeooo:paragraph-rsid="0051c44c" style:font-size-asian="11pt" style:font-size-complex="11pt"/>
    </style:style>
    <style:style style:name="P126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officeooo:paragraph-rsid="0051c44c"/>
    </style:style>
    <style:style style:name="P127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baf32"/>
    </style:style>
    <style:style style:name="P128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baf32"/>
    </style:style>
    <style:style style:name="P129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baf32"/>
    </style:style>
    <style:style style:name="P130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baf32"/>
    </style:style>
    <style:style style:name="P131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baf32"/>
    </style:style>
    <style:style style:name="P132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baf32"/>
    </style:style>
    <style:style style:name="P133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baf32"/>
    </style:style>
    <style:style style:name="P134" style:family="paragraph" style:parent-style-name="Preformatted_20_Text" style:list-style-name="L3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35" style:family="paragraph" style:parent-style-name="Preformatted_20_Text">
      <style:paragraph-properties fo:margin-left="-1cm" fo:margin-right="0cm" fo:line-height="200%" fo:text-align="start" style:justify-single-word="false" fo:orphans="0" fo:widows="0" fo:text-indent="0cm" style:auto-text-indent="false" style:writing-mode="lr-tb"/>
      <style:text-properties fo:color="#46b1e1" loext:opacity="100%" style:font-name="Consolas1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36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1" fo:font-size="14pt" fo:font-weight="bold" officeooo:paragraph-rsid="005baf32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37" style:family="paragraph" style:parent-style-name="Preformatted_20_Text">
      <style:paragraph-properties fo:margin-left="-1cm" fo:margin-right="0cm" fo:margin-top="0.199cm" fo:margin-bottom="0.3cm" style:contextual-spacing="false" fo:line-height="2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138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baf32" style:font-size-asian="10pt" style:font-weight-asian="normal" style:font-size-complex="10pt" style:font-weight-complex="normal"/>
    </style:style>
    <style:style style:name="P139" style:family="paragraph" style:parent-style-name="Preformatted_20_Text">
      <style:paragraph-properties fo:margin-left="0.9cm" fo:margin-right="0cm" fo:text-indent="0cm" style:auto-text-indent="false"/>
      <style:text-properties officeooo:paragraph-rsid="005baf32"/>
    </style:style>
    <style:style style:name="P14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41" style:family="paragraph" style:parent-style-name="Standard" style:master-page-name="">
      <loext:graphic-properties draw:fill="none"/>
      <style:paragraph-properties fo:margin-left="-0.6cm" fo:margin-right="0cm" fo:margin-top="0.6cm" fo:margin-bottom="0.101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c9cf1"/>
    </style:style>
    <style:style style:name="P142" style:family="paragraph" style:parent-style-name="Standard">
      <style:text-properties fo:color="#2196f3" loext:opacity="100%" style:font-name="Arial Nova1" fo:font-size="9pt" fo:letter-spacing="-0.021cm" style:text-underline-style="none" fo:font-weight="bold" officeooo:paragraph-rsid="0051c44c" style:font-size-asian="9pt" style:font-weight-asian="bold" style:font-size-complex="9pt" style:font-weight-complex="bold"/>
    </style:style>
    <style:style style:name="P143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2196f3" loext:opacity="100%" style:font-name="KG Tightrope" fo:font-size="10.5pt" fo:letter-spacing="0.025cm" fo:text-shadow="none" fo:font-weight="bold" officeooo:paragraph-rsid="0058c8f8" style:font-size-asian="10.5pt" style:font-weight-asian="bold" style:font-size-complex="10.5pt" style:font-weight-complex="bold"/>
    </style:style>
    <style:style style:name="P144" style:family="paragraph" style:parent-style-name="Standard">
      <style:paragraph-properties fo:margin-left="0.199cm"/>
      <style:text-properties fo:color="#2196f3" loext:opacity="100%" style:font-name="KG Tightrope" fo:font-size="10.5pt" fo:letter-spacing="0.025cm" fo:text-shadow="none" fo:font-weight="bold" officeooo:rsid="0062a223" officeooo:paragraph-rsid="0058c8f8" style:font-size-asian="10.5pt" style:font-weight-asian="bold" style:font-size-complex="10.5pt" style:font-weight-complex="bold"/>
    </style:style>
    <style:style style:name="P145" style:family="paragraph" style:parent-style-name="Standard">
      <style:text-properties officeooo:paragraph-rsid="0051c44c"/>
    </style:style>
    <style:style style:name="P146" style:family="paragraph" style:parent-style-name="Standard">
      <style:paragraph-properties fo:margin-left="0.101cm"/>
      <style:text-properties officeooo:paragraph-rsid="0051c44c"/>
    </style:style>
    <style:style style:name="P147" style:family="paragraph" style:parent-style-name="Standard">
      <style:text-properties officeooo:paragraph-rsid="0058c8f8"/>
    </style:style>
    <style:style style:name="P148" style:family="paragraph" style:parent-style-name="Standard">
      <style:paragraph-properties fo:margin-left="0.101cm"/>
      <style:text-properties officeooo:paragraph-rsid="0058c8f8"/>
    </style:style>
    <style:style style:name="P149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58c8f8" style:font-size-asian="12pt" style:font-weight-asian="bold" style:font-size-complex="12pt" style:font-weight-complex="bold"/>
    </style:style>
    <style:style style:name="P150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.5pt" fo:letter-spacing="normal" fo:font-weight="bold" officeooo:paragraph-rsid="005b1b78" style:font-size-asian="10.5pt" style:font-weight-asian="bold" style:font-size-complex="10.5pt" style:font-weight-complex="bold"/>
    </style:style>
    <style:style style:name="P151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font-weight="bold" officeooo:paragraph-rsid="005a9a7b" style:font-size-asian="10.5pt" style:font-weight-asian="bold" style:font-size-complex="10.5pt" style:font-weight-complex="bold"/>
    </style:style>
    <style:style style:name="P152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font-weight="bold" officeooo:paragraph-rsid="005b1b78" style:font-size-asian="10.5pt" style:font-weight-asian="bold" style:font-size-complex="10.5pt" style:font-weight-complex="bold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b1b78" style:font-name-asian="Segoe UI Symbol" style:font-size-asian="10pt" style:font-weight-asian="bold" style:font-name-complex="Segoe UI Symbol" style:font-size-complex="10pt" style:font-weight-complex="bold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a9a7b" style:font-name-asian="Segoe UI Symbol" style:font-size-asian="10pt" style:font-weight-asian="bold" style:font-name-complex="Segoe UI Symbol" style:font-size-complex="10pt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b1b78" style:font-name-asian="Segoe UI Symbol" style:font-size-asian="10pt" style:font-weight-asian="bold" style:font-name-complex="Segoe UI Symbol" style:font-size-complex="10pt" style:font-weight-complex="bold"/>
    </style:style>
    <style:style style:name="P156" style:family="paragraph" style:parent-style-name="Standard">
      <style:paragraph-properties fo:margin-left="0.101cm"/>
      <style:text-properties officeooo:rsid="005c9cf1" officeooo:paragraph-rsid="005c9cf1"/>
    </style:style>
    <style:style style:name="P157" style:family="paragraph">
      <loext:graphic-properties draw:fill="none" draw:fill-color="#e0e0e0"/>
      <style:paragraph-properties style:writing-mode="lr-tb"/>
      <style:text-properties fo:font-size="11pt"/>
    </style:style>
    <style:style style:name="P1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etter-spacing="-0.053cm"/>
    </style:style>
    <style:style style:name="T8" style:family="text">
      <style:text-properties style:font-name="Arial Nova1" fo:font-size="11pt" style:font-size-asian="11pt" style:font-size-complex="11pt"/>
    </style:style>
    <style:style style:name="T9" style:family="text">
      <style:text-properties style:font-name="Arial Nova1" fo:font-size="11pt" officeooo:rsid="0018d218" style:font-size-asian="11pt" style:font-size-complex="11pt"/>
    </style:style>
    <style:style style:name="T10" style:family="text">
      <style:text-properties style:font-name="Arial Nova1" fo:font-size="11pt" officeooo:rsid="00340209" style:font-size-asian="11pt" style:font-size-complex="11pt"/>
    </style:style>
    <style:style style:name="T11" style:family="text">
      <style:text-properties style:font-name="Arial Nova1" fo:font-size="11pt" officeooo:rsid="002eabe8" style:font-size-asian="11pt" style:font-size-complex="11pt"/>
    </style:style>
    <style:style style:name="T12" style:family="text">
      <style:text-properties style:font-name="Arial Nova1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 Nova1" fo:font-size="11pt" fo:font-weight="normal" officeooo:rsid="0025893b" style:font-size-asian="11pt" style:font-weight-asian="normal" style:font-size-complex="11pt" style:font-weight-complex="normal"/>
    </style:style>
    <style:style style:name="T14" style:family="text">
      <style:text-properties style:font-name="Arial Nova1" fo:font-size="11pt" fo:font-weight="normal" officeooo:rsid="002893e7" style:font-size-asian="11pt" style:font-weight-asian="normal" style:font-size-complex="11pt" style:font-weight-complex="normal"/>
    </style:style>
    <style:style style:name="T15" style:family="text">
      <style:text-properties style:font-name="Arial Nova1" fo:font-size="11pt" fo:font-weight="normal" officeooo:rsid="002a3123" style:font-size-asian="11pt" style:font-weight-asian="normal" style:font-size-complex="11pt" style:font-weight-complex="normal"/>
    </style:style>
    <style:style style:name="T16" style:family="text">
      <style:text-properties style:font-name="Arial Nova1" fo:font-size="11pt" fo:font-weight="normal" officeooo:rsid="002c22e9" style:font-size-asian="11pt" style:font-weight-asian="normal" style:font-size-complex="11pt" style:font-weight-complex="normal"/>
    </style:style>
    <style:style style:name="T17" style:family="text">
      <style:text-properties style:font-name="Arial Nova1" fo:font-size="11pt" fo:font-weight="normal" officeooo:rsid="002eabe8" style:font-name-asian="Noto Sans Mono CJK SC" style:font-size-asian="11pt" style:font-weight-asian="normal" style:font-name-complex="Liberation Mono" style:font-size-complex="11pt" style:font-weight-complex="normal"/>
    </style:style>
    <style:style style:name="T18" style:family="text">
      <style:text-properties style:font-name="Arial Nova1" fo:font-size="11pt" fo:font-weight="normal" style:font-name-asian="Liberation Mono" style:font-size-asian="11pt" style:font-weight-asian="normal" style:font-name-complex="Liberation Mono" style:font-size-complex="11pt" style:font-weight-complex="normal"/>
    </style:style>
    <style:style style:name="T19" style:family="text">
      <style:text-properties style:font-name="Arial Nova1" fo:font-size="11pt" style:font-name-asian="Noto Sans Mono CJK SC" style:font-size-asian="11pt" style:font-name-complex="Liberation Mono" style:font-size-complex="11pt"/>
    </style:style>
    <style:style style:name="T20" style:family="text">
      <style:text-properties style:font-name="Arial Nova1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style:font-name="Arial Nova1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Arial Nova1" fo:font-size="12pt" fo:font-weight="bold" officeooo:rsid="002a3123" style:font-size-asian="12pt" style:font-weight-asian="bold" style:font-size-complex="12pt" style:font-weight-complex="bold"/>
    </style:style>
    <style:style style:name="T23" style:family="text">
      <style:text-properties fo:color="#00b0f0" loext:opacity="100%"/>
    </style:style>
    <style:style style:name="T24" style:family="text">
      <style:text-properties fo:color="#00b0f0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25" style:family="text">
      <style:text-properties fo:color="#00b0f0" loext:opacity="100%" style:text-underline-style="none"/>
    </style:style>
    <style:style style:name="T26" style:family="text">
      <style:text-properties officeooo:rsid="0035a850"/>
    </style:style>
    <style:style style:name="T27" style:family="text">
      <style:text-properties fo:color="#3f51b5" loext:opacity="100%" style:font-name="Ethnocentric Rg"/>
    </style:style>
    <style:style style:name="T28" style:family="text">
      <style:text-properties fo:color="#3f51b5" loext:opacity="100%" style:font-name="Ethnocentric Rg" officeooo:rsid="0050cb18"/>
    </style:style>
    <style:style style:name="T29" style:family="text">
      <style:text-properties fo:color="#3f51b5" loext:opacity="100%" style:font-name="Ethnocentric Rg" fo:letter-spacing="normal" fo:font-style="normal" fo:font-weight="normal" officeooo:rsid="0050cb18" style:letter-kerning="false" style:language-asian="es" style:country-asian="ES" style:font-style-asian="normal" style:font-weight-asian="normal" style:font-style-complex="normal" style:font-weight-complex="normal"/>
    </style:style>
    <style:style style:name="T30" style:family="text">
      <style:text-properties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2" style:family="text">
      <style:text-properties fo:color="#880e4f" loext:opacity="100%" style:font-name="Ethnocentric Rg" fo:letter-spacing="normal" fo:font-style="normal" fo:font-weight="normal" officeooo:rsid="005b1b7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3" style:family="text">
      <style:text-properties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4" style:family="text">
      <style:text-properties fo:color="#37474f" loext:opacity="100%" style:font-name="Arial Nova1" fo:font-size="12pt" style:font-size-asian="12pt" style:font-size-complex="12pt"/>
    </style:style>
    <style:style style:name="T35" style:family="text">
      <style:text-properties fo:color="#37474f" loext:opacity="100%" style:font-name="Arial Nova1" fo:font-size="12pt" officeooo:rsid="002893e7" style:font-size-asian="12pt" style:font-size-complex="12pt"/>
    </style:style>
    <style:style style:name="T36" style:family="text">
      <style:text-properties fo:color="#37474f" loext:opacity="100%" style:font-name="Arial Nova1" fo:font-size="13pt" fo:font-weight="bold" style:font-size-asian="13pt" style:font-weight-asian="bold" style:font-size-complex="13pt" style:font-weight-complex="bold"/>
    </style:style>
    <style:style style:name="T37" style:family="text">
      <style:text-properties fo:color="#333333" loext:opacity="100%" style:font-name="Arial Nova1" fo:font-size="9pt" fo:font-style="italic" officeooo:rsid="0018d218" style:font-size-asian="9pt" style:font-style-asian="italic" style:font-size-complex="9pt" style:font-style-complex="italic"/>
    </style:style>
    <style:style style:name="T38" style:family="text">
      <style:text-properties fo:color="#333333" loext:opacity="100%" style:font-name="Arial Nova1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39" style:family="text">
      <style:text-properties fo:color="#333333" loext:opacity="100%" style:font-name="Arial Nova1" fo:font-size="9pt" fo:font-style="normal" officeooo:rsid="0018d218" style:font-name-asian="Noto Sans Mono CJK SC" style:font-size-asian="9pt" style:font-style-asian="normal" style:font-name-complex="Liberation Mono" style:font-size-complex="9pt" style:font-style-complex="normal"/>
    </style:style>
    <style:style style:name="T40" style:family="text">
      <style:text-properties fo:color="#333333" loext:opacity="100%" fo:font-size="9pt" fo:font-style="italic" officeooo:rsid="0018d218" style:font-size-asian="9pt" style:font-style-asian="italic" style:font-size-complex="9pt" style:font-style-complex="italic"/>
    </style:style>
    <style:style style:name="T41" style:family="text">
      <style:text-properties fo:color="#333333" loext:opacity="100%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42" style:family="text">
      <style:text-properties fo:color="#333333" loext:opacity="100%" style:font-name="Ubuntu Mono" fo:font-size="13pt" fo:font-weight="bold" style:font-size-asian="13pt" style:font-weight-asian="bold" style:font-size-complex="13pt" style:font-weight-complex="bold"/>
    </style:style>
    <style:style style:name="T43" style:family="text">
      <style:text-properties fo:color="#333333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44" style:family="text">
      <style:text-properties fo:color="#333333" loext:opacity="100%" style:font-name="Arial Nova Cond" fo:font-size="9pt" fo:letter-spacing="-0.035cm" fo:font-style="italic" style:text-underline-style="none" fo:font-weight="normal" officeooo:rsid="0021695e" style:font-size-asian="9pt" style:font-style-asian="italic" style:font-weight-asian="normal" style:font-size-complex="9pt" style:font-style-complex="italic" style:font-weight-complex="normal"/>
    </style:style>
    <style:style style:name="T45" style:family="text">
      <style:text-properties officeooo:rsid="0051c44c"/>
    </style:style>
    <style:style style:name="T46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7" style:family="text">
      <style:text-properties fo:color="#2a6099" loext:opacity="100%" style:font-name="Kristen ITC" fo:font-size="10pt" style:text-underline-style="none" fo:font-weight="bold" officeooo:rsid="001acb6c" style:font-name-asian="Noto Sans Mono CJK SC" style:font-size-asian="10pt" style:font-weight-asian="bold" style:font-name-complex="Liberation Mono" style:font-size-complex="10pt" style:font-weight-complex="bold"/>
    </style:style>
    <style:style style:name="T48" style:family="text">
      <style:text-properties fo:color="#2a6099" loext:opacity="100%" style:font-name="Ubuntu Mono" fo:font-size="13pt" fo:font-weight="bold" officeooo:rsid="0018d218" style:font-size-asian="13pt" style:font-weight-asian="bold" style:font-size-complex="13pt" style:font-weight-complex="bold"/>
    </style:style>
    <style:style style:name="T49" style:family="text">
      <style:text-properties fo:color="#2a6099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50" style:family="text">
      <style:text-properties fo:color="#2a6099" loext:opacity="100%" style:font-name="Ubuntu Mono" fo:font-size="10pt" fo:font-weight="normal" style:font-size-asian="10pt" style:font-weight-asian="normal" style:font-size-complex="10pt" style:font-weight-complex="normal"/>
    </style:style>
    <style:style style:name="T51" style:family="text">
      <style:text-properties fo:color="#2a6099" loext:opacity="100%" style:font-name="Symbol1" fo:font-size="13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52" style:family="text">
      <style:text-properties fo:color="#2a6099" loext:opacity="100%" style:font-name="Arial Nova Cond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3" style:family="text">
      <style:text-properties fo:color="#2a6099" loext:opacity="100%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54" style:family="text">
      <style:text-properties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158a75" style:font-size-asian="12pt" style:font-weight-asian="bold" style:font-size-complex="12pt" style:font-weight-complex="bold"/>
    </style:style>
    <style:style style:name="T56" style:family="text">
      <style:text-properties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57" style:family="text">
      <style:text-properties fo:color="#bf0041" loext:opacity="100%" fo:font-weight="bold" officeooo:rsid="00158a75" style:font-weight-asian="bold" style:font-weight-complex="bold"/>
    </style:style>
    <style:style style:name="T58" style:family="text">
      <style:text-properties fo:text-transform="uppercase" fo:color="#7b3d00" loext:opacity="100%" style:font-name="KG Tightrope" fo:font-size="14pt" fo:text-shadow="none" officeooo:rsid="0021695e" fo:background-color="transparent" loext:char-shading-value="0" style:font-size-asian="14pt" style:font-size-complex="14pt" style:font-relief="embossed"/>
    </style:style>
    <style:style style:name="T59" style:family="text">
      <style:text-properties fo:text-transform="uppercase" fo:color="#813709" loext:opacity="100%" style:font-name="KG Tightrope" fo:font-size="16pt" fo:font-weight="bold" officeooo:rsid="0021695e" style:font-size-asian="16pt" style:font-weight-asian="bold" style:font-size-complex="16pt" style:font-weight-complex="bold" style:font-relief="embossed"/>
    </style:style>
    <style:style style:name="T60" style:family="text">
      <style:text-properties fo:text-transform="uppercase" fo:color="#475d9e" loext:opacity="100%" style:font-name="SF Alien Encounters Solid" fo:font-size="12pt" fo:letter-spacing="0.011cm" fo:text-shadow="none" fo:font-weight="normal" officeooo:rsid="0021695e" fo:background-color="transparent" loext:char-shading-value="0" style:font-size-asian="12pt" style:font-weight-asian="normal" style:font-size-complex="12pt" style:font-weight-complex="normal" style:font-relief="embossed"/>
    </style:style>
    <style:style style:name="T61" style:family="text">
      <style:text-properties fo:text-transform="uppercase" fo:color="#475d9e" loext:opacity="100%" style:font-name="SF Alien Encounters Solid" fo:font-size="12pt" fo:letter-spacing="0.011cm" fo:text-shadow="none" fo:font-weight="normal" officeooo:rsid="0052f3c8" fo:background-color="transparent" loext:char-shading-value="0" style:font-size-asian="12pt" style:font-weight-asian="normal" style:font-size-complex="12pt" style:font-weight-complex="normal" style:font-relief="embossed"/>
    </style:style>
    <style:style style:name="T62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63" style:family="text">
      <style:text-properties fo:text-transform="uppercase" fo:color="#475d9e" loext:opacity="100%" style:font-name="SF Alien Encounters Solid" fo:font-size="12pt" fo:letter-spacing="0.011cm" officeooo:rsid="0052f3c8" style:font-relief="embossed"/>
    </style:style>
    <style:style style:name="T64" style:family="text">
      <style:text-properties fo:text-transform="uppercase" fo:color="#475d9e" loext:opacity="100%" style:font-name="SF Alien Encounters Solid" fo:font-size="12pt" fo:letter-spacing="0.011cm" fo:font-weight="normal" style:font-weight-asian="normal" style:font-weight-complex="normal" style:font-relief="embossed"/>
    </style:style>
    <style:style style:name="T65" style:family="text">
      <style:text-properties fo:text-transform="uppercase" fo:color="#475d9e" loext:opacity="100%" style:font-name="SF Alien Encounters Solid" fo:font-size="12pt" fo:letter-spacing="0.011cm" fo:font-weight="normal" officeooo:rsid="00557f76" style:font-weight-asian="normal" style:font-weight-complex="normal" style:font-relief="embossed"/>
    </style:style>
    <style:style style:name="T66" style:family="text">
      <style:text-properties fo:text-transform="uppercase"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7" style:family="text">
      <style:text-properties fo:text-transform="uppercase" fo:color="#880e4f" loext:opacity="100%" style:font-name="Ethnocentric Rg" fo:letter-spacing="normal" fo:font-style="normal" fo:font-weight="normal" officeooo:rsid="005c9cf1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8" style:family="text">
      <style:text-properties fo:text-transform="uppercase" fo:color="#540022" loext:opacity="100%" style:font-name="Ethnocentric Rg" fo:letter-spacing="normal" fo:font-style="normal" fo:font-weight="normal" officeooo:rsid="005c9cf1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69" style:family="text">
      <style:text-properties fo:text-transform="uppercase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70" style:family="text">
      <style:text-properties fo:color="#7b3d00" loext:opacity="100%" style:font-name="Ubuntu Mono" fo:font-size="11pt" fo:font-weight="bold" officeooo:rsid="001ec775" style:font-size-asian="11pt" style:font-weight-asian="bold" style:font-size-complex="11pt" style:font-weight-complex="bold"/>
    </style:style>
    <style:style style:name="T71" style:family="text">
      <style:text-properties fo:color="#7b3d00" loext:opacity="100%" style:font-name="Ubuntu Mono" fo:font-size="11pt" fo:font-weight="bold" officeooo:rsid="002eabe8" style:font-size-asian="11pt" style:font-weight-asian="bold" style:font-size-complex="11pt" style:font-weight-complex="bold"/>
    </style:style>
    <style:style style:name="T72" style:family="text">
      <style:text-properties fo:color="#77bc65" loext:opacity="100%" style:font-name="Ubuntu Mono" fo:font-size="9pt" fo:letter-spacing="-0.018cm" fo:font-weight="normal" officeooo:rsid="0020581b" style:letter-kerning="true" style:font-size-asian="9pt" style:font-weight-asian="normal" style:font-size-complex="9pt" style:font-weight-complex="normal"/>
    </style:style>
    <style:style style:name="T73" style:family="text">
      <style:text-properties officeooo:rsid="0018d218"/>
    </style:style>
    <style:style style:name="T74" style:family="text">
      <style:text-properties fo:color="#813709" loext:opacity="100%" style:font-name="Ubuntu Mono" fo:font-size="13pt" fo:font-weight="bold" style:font-size-asian="13pt" style:font-weight-asian="bold" style:font-size-complex="13pt" style:font-weight-complex="bold"/>
    </style:style>
    <style:style style:name="T75" style:family="text">
      <style:text-properties fo:color="#813709" loext:opacity="100%" style:font-name="Arial Nova1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76" style:family="text">
      <style:text-properties fo:color="#158466" loext:opacity="100%" style:font-name="Ubuntu Mono" fo:font-size="13pt" fo:font-weight="bold" style:font-size-asian="13pt" style:font-weight-asian="bold" style:font-size-complex="13pt" style:font-weight-complex="bold"/>
    </style:style>
    <style:style style:name="T77" style:family="text">
      <style:text-properties fo:color="#158466" loext:opacity="100%" style:font-name="Arial Nova1" fo:font-size="12pt" fo:font-weight="bold" style:font-size-asian="12pt" style:font-weight-asian="bold" style:font-size-complex="12pt" style:font-weight-complex="bold"/>
    </style:style>
    <style:style style:name="T78" style:family="text">
      <style:text-properties fo:color="#b85c00" loext:opacity="100%" style:font-name="Ubuntu Mono" fo:font-size="13pt" fo:font-weight="bold" style:font-size-asian="13pt" style:font-weight-asian="bold" style:font-size-complex="13pt" style:font-weight-complex="bold"/>
    </style:style>
    <style:style style:name="T79" style:family="text">
      <style:text-properties fo:color="#b85c00" loext:opacity="100%" style:font-name="Arial Nova1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1c1c1c" loext:opacity="100%" style:font-name="Arial Nova1" fo:font-size="12pt" fo:font-weight="bold" style:font-size-asian="12pt" style:font-weight-asian="bold" style:font-size-complex="12pt" style:font-weight-complex="bold"/>
    </style:style>
    <style:style style:name="T81" style:family="text">
      <style:text-properties fo:color="#666666" loext:opacity="100%" style:font-name="Arial Nova1" fo:font-size="10.5pt" fo:font-weight="normal" style:font-size-asian="10.5pt" style:font-weight-asian="normal" style:font-size-complex="10.5pt" style:font-weight-complex="normal"/>
    </style:style>
    <style:style style:name="T82" style:family="text">
      <style:text-properties fo:color="#666666" loext:opacity="100%" style:font-name="Arial Nova1" fo:font-size="10.5pt" fo:font-weight="normal" officeooo:rsid="001cc963" style:font-size-asian="10.5pt" style:font-weight-asian="normal" style:font-size-complex="10.5pt" style:font-weight-complex="normal"/>
    </style:style>
    <style:style style:name="T83" style:family="text">
      <style:text-properties fo:color="#666666" loext:opacity="100%" style:font-name="Arial Nova1" fo:font-size="10.5pt" fo:font-weight="normal" officeooo:rsid="001bb594" style:font-size-asian="10.5pt" style:font-weight-asian="normal" style:font-size-complex="10.5pt" style:font-weight-complex="normal"/>
    </style:style>
    <style:style style:name="T84" style:family="text">
      <style:text-properties style:font-name="Segoe UI Symbol" fo:font-size="12pt" fo:font-weight="normal" officeooo:rsid="002a3123" style:font-name-asian="Segoe UI Symbol" style:font-size-asian="12pt" style:font-weight-asian="normal" style:font-name-complex="Segoe UI Symbol" style:font-size-complex="12pt" style:font-weight-complex="normal"/>
    </style:style>
    <style:style style:name="T85" style:family="text">
      <style:text-properties fo:color="#536dfe" loext:opacity="100%" style:font-name="Arial Nova1" fo:font-size="12pt" fo:font-weight="bold" officeooo:rsid="002c22e9" style:font-size-asian="12pt" style:font-weight-asian="bold" style:font-size-complex="12pt" style:font-weight-complex="bold"/>
    </style:style>
    <style:style style:name="T86" style:family="text">
      <style:text-properties style:font-name="Consolas1" fo:font-size="12pt" fo:font-weight="bold" style:font-size-asian="12pt" style:font-weight-asian="bold" style:font-size-complex="12pt" style:font-weight-complex="bold"/>
    </style:style>
    <style:style style:name="T87" style:family="text">
      <style:text-properties style:font-name="Consolas1" fo:font-size="12pt" fo:font-weight="bold" officeooo:rsid="002cfeed" style:font-size-asian="12pt" style:font-weight-asian="bold" style:font-size-complex="12pt" style:font-weight-complex="bold"/>
    </style:style>
    <style:style style:name="T88" style:family="text">
      <style:text-properties style:font-name="Consolas1" fo:font-size="12pt" fo:font-weight="bold" officeooo:rsid="002cfeed" style:font-name-asian="Noto Sans Mono CJK SC" style:font-size-asian="12pt" style:font-weight-asian="bold" style:font-name-complex="Liberation Mono" style:font-size-complex="12pt" style:font-weight-complex="bold"/>
    </style:style>
    <style:style style:name="T89" style:family="text">
      <style:text-properties style:font-name="Consolas1" fo:font-size="12pt" fo:font-weight="bold" officeooo:rsid="002eabe8" style:font-name-asian="Noto Sans Mono CJK SC" style:font-size-asian="12pt" style:font-weight-asian="bold" style:font-name-complex="Liberation Mono" style:font-size-complex="12pt" style:font-weight-complex="bold"/>
    </style:style>
    <style:style style:name="T90" style:family="text">
      <style:text-properties style:font-name="Consolas1" fo:font-size="12pt" fo:font-weight="bold" officeooo:rsid="003078ce" style:font-name-asian="Noto Sans Mono CJK SC" style:font-size-asian="12pt" style:font-weight-asian="bold" style:font-name-complex="Liberation Mono" style:font-size-complex="12pt" style:font-weight-complex="bold"/>
    </style:style>
    <style:style style:name="T91" style:family="text">
      <style:text-properties fo:color="#46b1e1" loext:opacity="100%" style:font-name="Consolas1" fo:font-size="14pt" fo:font-weight="bold" style:font-name-asian="Liberation Mono" style:font-size-asian="14pt" style:font-weight-asian="bold" style:font-name-complex="Liberation Mono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2" style:family="text">
      <style:text-properties fo:color="#46b1e1" loext:opacity="100%" style:font-name="Consolas1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3" style:family="text">
      <style:text-properties fo:color="#46b1e1" loext:opacity="100%" style:font-name="Consolas1" fo:font-size="14pt" fo:letter-spacing="normal" fo:font-weight="bold" officeooo:rsid="00278464" style:letter-kerning="false" style:font-name-asian="Liberation Mono" style:font-size-asian="14pt" style:font-weight-asian="bold" style:font-name-complex="Liberation Mono" style:font-size-complex="14pt" style:font-weight-complex="bold" style:font-relief="embosse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4" style:family="text">
      <style:text-properties fo:color="#46b1e1" loext:opacity="100%" style:font-name="Consolas1" fo:font-size="12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5" style:family="text">
      <style:text-properties fo:color="#46b1e1" loext:opacity="100%" style:font-name="Symbol1" fo:font-size="15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96" style:family="text">
      <style:text-properties style:text-underline-style="none"/>
    </style:style>
    <style:style style:name="T97" style:family="text">
      <style:text-properties fo:color="#2196f3" loext:opacity="100%" style:font-name="Arial Nova1" fo:font-size="9pt" fo:letter-spacing="-0.021cm" style:text-underline-style="none" fo:font-weight="bold" style:font-size-asian="9pt" style:font-weight-asian="bold" style:font-size-complex="9pt" style:font-weight-complex="bold"/>
    </style:style>
    <style:style style:name="T98" style:family="text">
      <style:text-properties fo:color="#2196f3" loext:opacity="100%" style:font-name="Arial Nova1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99" style:family="text">
      <style:text-properties fo:color="#2196f3" loext:opacity="100%" style:font-name="Arial Nova1" fo:font-size="9pt" fo:letter-spacing="-0.021cm" style:text-underline-style="none" fo:font-weight="bold" officeooo:rsid="0058c8f8" style:font-size-asian="9pt" style:font-weight-asian="bold" style:font-size-complex="9pt" style:font-weight-complex="bold"/>
    </style:style>
    <style:style style:name="T100" style:family="text">
      <style:text-properties fo:color="#2196f3" loext:opacity="100%" style:font-name="Arial Nova1" fo:font-size="9pt" fo:letter-spacing="-0.021cm" style:text-underline-style="none" fo:font-weight="bold" officeooo:rsid="005c9cf1" style:font-size-asian="9pt" style:font-weight-asian="bold" style:font-size-complex="9pt" style:font-weight-complex="bold"/>
    </style:style>
    <style:style style:name="T101" style:family="text">
      <style:text-properties fo:color="#2196f3" loext:opacity="100%" style:font-name="Arial Nova1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102" style:family="text">
      <style:text-properties fo:color="#2196f3" loext:opacity="100%" style:font-name="Arial Nova1" fo:font-size="8pt" fo:letter-spacing="-0.042cm" style:text-underline-style="none" fo:font-weight="bold" officeooo:rsid="0051c44c" style:font-size-asian="8pt" style:font-weight-asian="bold" style:font-size-complex="8pt" style:font-weight-complex="bold"/>
    </style:style>
    <style:style style:name="T103" style:family="text">
      <style:text-properties fo:color="#2196f3" loext:opacity="100%" style:font-name="Arial Nova1" fo:font-size="8pt" fo:letter-spacing="-0.035cm" style:text-underline-style="none" fo:font-weight="bold" style:font-size-asian="8pt" style:font-weight-asian="bold" style:font-size-complex="8pt" style:font-weight-complex="bold"/>
    </style:style>
    <style:style style:name="T104" style:family="text">
      <style:text-properties fo:color="#2196f3" loext:opacity="100%" fo:font-size="9pt" fo:letter-spacing="-0.021cm" style:text-underline-style="none" fo:font-weight="bold" style:font-size-asian="9pt" style:font-weight-asian="bold" style:font-size-complex="9pt" style:font-weight-complex="bold"/>
    </style:style>
    <style:style style:name="T105" style:family="text">
      <style:text-properties fo:color="#2196f3" loext:opacity="100%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106" style:family="text">
      <style:text-properties fo:color="#2196f3" loext:opacity="100%" fo:font-size="9pt" style:text-underline-style="none" fo:font-weight="bold" officeooo:rsid="0051c44c" style:font-size-asian="9pt" style:font-weight-asian="bold" style:font-size-complex="9pt" style:font-weight-complex="bold"/>
    </style:style>
    <style:style style:name="T107" style:family="text">
      <style:text-properties fo:color="#2196f3" loext:opacity="100%" fo:font-size="8pt" fo:letter-spacing="-0.035cm" style:text-underline-style="none" fo:font-weight="bold" style:font-size-asian="8pt" style:font-weight-asian="bold" style:font-size-complex="8pt" style:font-weight-complex="bold"/>
    </style:style>
    <style:style style:name="T108" style:family="text">
      <style:text-properties fo:color="#2196f3" loext:opacity="100%" fo:font-size="8pt" style:text-underline-style="none" fo:font-weight="bold" style:font-size-asian="8pt" style:font-weight-asian="bold" style:font-size-complex="8pt" style:font-weight-complex="bold"/>
    </style:style>
    <style:style style:name="T109" style:family="text">
      <style:text-properties fo:color="#2196f3" loext:opacity="100%" style:font-name="Arial Nova1" fo:font-size="9pt" fo:letter-spacing="-0.021cm" style:text-underline-style="none" fo:font-weight="bold" style:font-size-asian="9pt" style:font-weight-asian="bold" style:font-size-complex="9pt" style:font-weight-complex="bold"/>
    </style:style>
    <style:style style:name="T110" style:family="text">
      <style:text-properties fo:color="#2196f3" loext:opacity="100%" style:font-name="Arial Nova1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111" style:family="text">
      <style:text-properties fo:color="#2196f3" loext:opacity="100%" style:font-name="Arial Nova1" fo:font-size="9pt" style:text-underline-style="none" fo:font-weight="bold" style:font-size-asian="9pt" style:font-weight-asian="bold" style:font-size-complex="9pt" style:font-weight-complex="bold"/>
    </style:style>
    <style:style style:name="T112" style:family="text">
      <style:text-properties fo:color="#2196f3" loext:opacity="100%" style:font-name="Arial Nova1" fo:font-size="9pt" style:text-underline-style="none" fo:font-weight="bold" officeooo:rsid="0051c44c" style:font-size-asian="9pt" style:font-weight-asian="bold" style:font-size-complex="9pt" style:font-weight-complex="bold"/>
    </style:style>
    <style:style style:name="T113" style:family="text">
      <style:text-properties fo:color="#2196f3" loext:opacity="100%" style:font-name="Arial Nova1" fo:font-size="9pt" fo:letter-spacing="0.18cm" style:text-underline-style="none" fo:font-weight="bold" style:font-size-asian="9pt" style:font-weight-asian="bold" style:font-size-complex="9pt" style:font-weight-complex="bold"/>
    </style:style>
    <style:style style:name="T114" style:family="text">
      <style:text-properties fo:color="#2196f3" loext:opacity="100%" style:font-name="Arial Nova1" fo:font-size="9pt" fo:letter-spacing="0.18cm" style:text-underline-style="none" fo:font-weight="bold" officeooo:rsid="0051c44c" style:font-size-asian="9pt" style:font-weight-asian="bold" style:font-size-complex="9pt" style:font-weight-complex="bold"/>
    </style:style>
    <style:style style:name="T115" style:family="text">
      <style:text-properties fo:color="#2196f3" loext:opacity="100%" style:font-name="Arial Nova1" fo:font-size="9pt" fo:letter-spacing="normal" style:text-underline-style="none" fo:font-weight="bold" style:font-size-asian="9pt" style:font-weight-asian="bold" style:font-size-complex="9pt" style:font-weight-complex="bold"/>
    </style:style>
    <style:style style:name="T116" style:family="text">
      <style:text-properties fo:color="#2196f3" loext:opacity="100%" style:font-name="Arial Nova1" fo:font-size="9pt" fo:letter-spacing="normal" style:text-underline-style="none" fo:font-weight="bold" officeooo:rsid="0051c44c" style:font-size-asian="9pt" style:font-weight-asian="bold" style:font-size-complex="9pt" style:font-weight-complex="bold"/>
    </style:style>
    <style:style style:name="T117" style:family="text">
      <style:text-properties fo:color="#2196f3" loext:opacity="100%" style:font-name="Arial Nova1" fo:font-size="9pt" fo:letter-spacing="-0.004cm" style:text-underline-style="none" fo:font-weight="bold" style:font-size-asian="9pt" style:font-weight-asian="bold" style:font-size-complex="9pt" style:font-weight-complex="bold"/>
    </style:style>
    <style:style style:name="T118" style:family="text">
      <style:text-properties fo:color="#2196f3" loext:opacity="100%" style:font-name="Arial Nova1" fo:font-size="9pt" fo:letter-spacing="-0.004cm" style:text-underline-style="none" fo:font-weight="bold" officeooo:rsid="0051c44c" style:font-size-asian="9pt" style:font-weight-asian="bold" style:font-size-complex="9pt" style:font-weight-complex="bold"/>
    </style:style>
    <style:style style:name="T119" style:family="text">
      <style:text-properties fo:color="#2196f3" loext:opacity="100%" style:font-name="Arial Nova1" fo:font-size="9pt" fo:letter-spacing="-0.007cm" style:text-underline-style="none" fo:font-weight="bold" style:font-size-asian="9pt" style:font-weight-asian="bold" style:font-size-complex="9pt" style:font-weight-complex="bold"/>
    </style:style>
    <style:style style:name="T120" style:family="text">
      <style:text-properties fo:color="#2196f3" loext:opacity="100%" style:font-name="Arial Nova1" fo:font-size="9pt" fo:letter-spacing="-0.007cm" style:text-underline-style="none" fo:font-weight="bold" officeooo:rsid="0051c44c" style:font-size-asian="9pt" style:font-weight-asian="bold" style:font-size-complex="9pt" style:font-weight-complex="bold"/>
    </style:style>
    <style:style style:name="T121" style:family="text">
      <style:text-properties fo:color="#2196f3" loext:opacity="100%" style:font-name="Arial Nova1" fo:font-size="9pt" fo:letter-spacing="-0.011cm" style:text-underline-style="none" fo:font-weight="bold" style:font-size-asian="9pt" style:font-weight-asian="bold" style:font-size-complex="9pt" style:font-weight-complex="bold"/>
    </style:style>
    <style:style style:name="T122" style:family="text">
      <style:text-properties fo:color="#2196f3" loext:opacity="100%" style:font-name="Arial Nova1" fo:font-size="9pt" fo:letter-spacing="-0.011cm" style:text-underline-style="none" fo:font-weight="bold" officeooo:rsid="0051c44c" style:font-size-asian="9pt" style:font-weight-asian="bold" style:font-size-complex="9pt" style:font-weight-complex="bold"/>
    </style:style>
    <style:style style:name="T123" style:family="text">
      <style:text-properties fo:color="#2196f3" loext:opacity="100%" style:font-name="Arial Nova1" fo:font-size="9pt" fo:letter-spacing="-0.014cm" style:text-underline-style="none" fo:font-weight="bold" style:font-size-asian="9pt" style:font-weight-asian="bold" style:font-size-complex="9pt" style:font-weight-complex="bold"/>
    </style:style>
    <style:style style:name="T124" style:family="text">
      <style:text-properties fo:color="#2196f3" loext:opacity="100%" style:font-name="Arial Nova1" fo:font-size="9pt" fo:letter-spacing="-0.014cm" style:text-underline-style="none" fo:font-weight="bold" officeooo:rsid="0051c44c" style:font-size-asian="9pt" style:font-weight-asian="bold" style:font-size-complex="9pt" style:font-weight-complex="bold"/>
    </style:style>
    <style:style style:name="T125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126" style:family="text">
      <style:text-properties fo:color="#2196f3" loext:opacity="100%" style:font-name="Arial Nova1" fo:font-size="9pt" fo:letter-spacing="-0.018cm" style:text-underline-style="none" fo:font-weight="bold" officeooo:rsid="0051c44c" style:font-size-asian="9pt" style:font-weight-asian="bold" style:font-size-complex="9pt" style:font-weight-complex="bold"/>
    </style:style>
    <style:style style:name="T127" style:family="text">
      <style:text-properties fo:color="#2196f3" loext:opacity="100%" style:font-name="Arial Nova1" fo:font-size="9pt" fo:letter-spacing="-0.018cm" fo:font-weight="bold" style:font-size-asian="9pt" style:font-weight-asian="bold" style:font-size-complex="9pt" style:font-weight-complex="bold"/>
    </style:style>
    <style:style style:name="T128" style:family="text">
      <style:text-properties fo:color="#2196f3" loext:opacity="100%" style:font-name="Arial Nova1" fo:font-size="9pt" fo:letter-spacing="-0.018cm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29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130" style:family="text">
      <style:text-properties fo:color="#2196f3" loext:opacity="100%" style:font-name="Arial Nova1" fo:font-size="8pt" fo:letter-spacing="-0.042cm" style:text-underline-style="none" fo:font-weight="bold" officeooo:rsid="0051c44c" style:font-size-asian="8pt" style:font-weight-asian="bold" style:font-size-complex="8pt" style:font-weight-complex="bold"/>
    </style:style>
    <style:style style:name="T131" style:family="text">
      <style:text-properties fo:color="#2196f3" loext:opacity="100%" style:font-name="Arial Nova1" fo:font-size="8pt" style:text-underline-style="none" fo:font-weight="bold" officeooo:rsid="0051c44c" style:font-size-asian="8pt" style:font-weight-asian="bold" style:font-size-complex="8pt" style:font-weight-complex="bold"/>
    </style:style>
    <style:style style:name="T132" style:family="text">
      <style:text-properties fo:color="#2196f3" loext:opacity="100%" style:font-name="Arial Nova1" fo:font-size="8pt" fo:letter-spacing="0.18cm" style:text-underline-style="none" fo:font-weight="bold" officeooo:rsid="0051c44c" style:font-size-asian="8pt" style:font-weight-asian="bold" style:font-size-complex="8pt" style:font-weight-complex="bold"/>
    </style:style>
    <style:style style:name="T133" style:family="text">
      <style:text-properties fo:color="#2196f3" loext:opacity="100%" style:font-name="Arial Nova1" fo:font-size="8pt" fo:letter-spacing="normal" style:text-underline-style="none" fo:font-weight="bold" officeooo:rsid="0051c44c" style:font-size-asian="8pt" style:font-weight-asian="bold" style:font-size-complex="8pt" style:font-weight-complex="bold"/>
    </style:style>
    <style:style style:name="T134" style:family="text">
      <style:text-properties fo:color="#2196f3" loext:opacity="100%" style:font-name="Arial Nova1" fo:font-size="8pt" fo:letter-spacing="-0.004cm" style:text-underline-style="none" fo:font-weight="bold" officeooo:rsid="0051c44c" style:font-size-asian="8pt" style:font-weight-asian="bold" style:font-size-complex="8pt" style:font-weight-complex="bold"/>
    </style:style>
    <style:style style:name="T135" style:family="text">
      <style:text-properties fo:color="#2196f3" loext:opacity="100%" style:font-name="Arial Nova1" fo:font-size="8pt" fo:letter-spacing="-0.007cm" style:text-underline-style="none" fo:font-weight="bold" officeooo:rsid="0051c44c" style:font-size-asian="8pt" style:font-weight-asian="bold" style:font-size-complex="8pt" style:font-weight-complex="bold"/>
    </style:style>
    <style:style style:name="T136" style:family="text">
      <style:text-properties fo:color="#2196f3" loext:opacity="100%" style:font-name="Arial Nova1" fo:font-size="8pt" fo:letter-spacing="-0.011cm" style:text-underline-style="none" fo:font-weight="bold" officeooo:rsid="0051c44c" style:font-size-asian="8pt" style:font-weight-asian="bold" style:font-size-complex="8pt" style:font-weight-complex="bold"/>
    </style:style>
    <style:style style:name="T137" style:family="text">
      <style:text-properties fo:color="#2196f3" loext:opacity="100%" style:font-name="Arial Nova1" fo:font-size="8pt" fo:letter-spacing="-0.014cm" style:text-underline-style="none" fo:font-weight="bold" officeooo:rsid="0051c44c" style:font-size-asian="8pt" style:font-weight-asian="bold" style:font-size-complex="8pt" style:font-weight-complex="bold"/>
    </style:style>
    <style:style style:name="T138" style:family="text">
      <style:text-properties fo:color="#2196f3" loext:opacity="100%" style:font-name="Arial Nova1" fo:font-size="8pt" fo:letter-spacing="-0.018cm" style:text-underline-style="none" fo:font-weight="bold" style:font-size-asian="8pt" style:font-weight-asian="bold" style:font-size-complex="8pt" style:font-weight-complex="bold"/>
    </style:style>
    <style:style style:name="T139" style:family="text">
      <style:text-properties fo:color="#2196f3" loext:opacity="100%" style:font-name="Arial Nova1" fo:font-size="8pt" fo:letter-spacing="-0.018cm" style:text-underline-style="none" fo:font-weight="bold" officeooo:rsid="0051c44c" style:font-size-asian="8pt" style:font-weight-asian="bold" style:font-size-complex="8pt" style:font-weight-complex="bold"/>
    </style:style>
    <style:style style:name="T140" style:family="text">
      <style:text-properties fo:color="#2196f3" loext:opacity="100%" style:font-name="Arial Nova1" fo:letter-spacing="-0.018cm" style:text-underline-style="none" fo:font-weight="bold" style:font-weight-asian="bold" style:font-weight-complex="bold"/>
    </style:style>
    <style:style style:name="T141" style:family="text">
      <style:text-properties officeooo:rsid="0062a223"/>
    </style:style>
    <style:style style:name="T142" style:family="text">
      <style:text-properties style:text-position="super 58%" fo:font-size="13pt" fo:letter-spacing="-0.035cm" officeooo:rsid="005a9a7b" style:font-size-asian="13pt" style:font-size-complex="13pt"/>
    </style:style>
    <style:style style:name="T143" style:family="text">
      <style:text-properties fo:text-shadow="none" officeooo:rsid="005a9a7b"/>
    </style:style>
    <style:style style:name="T144" style:family="text">
      <style:text-properties fo:font-size="14pt" fo:font-weight="normal" style:font-size-asian="14pt" style:font-weight-asian="normal" style:font-size-complex="14pt" style:font-weight-complex="normal"/>
    </style:style>
    <style:style style:name="T145" style:family="text">
      <style:text-properties fo:font-variant="small-caps"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46" style:family="text">
      <style:text-properties fo:font-variant="small-caps"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47" style:family="text">
      <style:text-properties fo:font-variant="small-caps" fo:color="#880e4f" loext:opacity="100%" style:font-name="Ethnocentric Rg" fo:font-size="12pt" fo:letter-spacing="normal" fo:font-style="normal" fo:font-weight="normal" officeooo:rsid="0050cb18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48" style:family="text">
      <style:text-properties fo:font-variant="small-caps" fo:color="#880e4f" loext:opacity="100%" style:font-name="Ethnocentric Rg" fo:font-size="12pt" fo:letter-spacing="normal" fo:font-style="normal" fo:font-weight="normal" officeooo:rsid="005baf32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49" style:family="text">
      <style:text-properties fo:font-variant="small-caps" fo:color="#880e4f" loext:opacity="100%" style:font-name="Ethnocentric Rg" fo:font-size="12pt" fo:letter-spacing="normal" fo:font-style="normal" fo:font-weight="normal" officeooo:rsid="005baf32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 style:font-relief="embossed"/>
    </style:style>
    <style:style style:name="T150" style:family="text">
      <style:text-properties fo:font-variant="small-caps" fo:color="#880e4f" loext:opacity="100%" style:font-name="Ethnocentric Rg" fo:font-size="12pt" fo:letter-spacing="normal" fo:font-style="normal" fo:font-weight="normal" officeooo:rsid="0050cb18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 style:font-relief="embossed"/>
    </style:style>
    <style:style style:name="T151" style:family="text">
      <style:text-properties fo:font-variant="small-caps" fo:color="#880e4f" loext:opacity="100%" style:font-name="Ethnocentric Rg" fo:font-size="12pt" fo:letter-spacing="normal" fo:font-style="normal" fo:font-weight="normal" officeooo:rsid="005c9cf1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 style:font-relief="embossed"/>
    </style:style>
    <style:style style:name="T152" style:family="text">
      <style:text-properties fo:font-variant="small-caps" fo:color="#880e4f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53" style:family="text">
      <style:text-properties fo:font-variant="small-caps" fo:color="#880e4f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54" style:family="text">
      <style:text-properties fo:font-variant="small-caps"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55" style:family="text">
      <style:text-properties fo:font-variant="small-caps" fo:color="#880e4f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56" style:family="text">
      <style:text-properties fo:font-variant="small-caps" fo:color="#880e4f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57" style:family="text">
      <style:text-properties fo:font-variant="small-caps" fo:color="#3f51b5" loext:opacity="100%" style:font-name="Ethnocentric Rg" fo:font-size="10pt" fo:letter-spacing="normal" fo:font-style="normal" fo:font-weight="normal" officeooo:rsid="0050cb18" style:letter-kerning="false" style:font-size-asian="10pt" style:language-asian="es" style:country-asian="ES" style:font-style-asian="normal" style:font-weight-asian="normal" style:font-size-complex="10pt" style:font-style-complex="normal" style:font-weight-complex="normal"/>
    </style:style>
    <style:style style:name="T158" style:family="text">
      <style:text-properties fo:font-variant="small-caps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59" style:family="text">
      <style:text-properties fo:font-variant="small-caps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60" style:family="text">
      <style:text-properties fo:font-variant="small-caps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61" style:family="text">
      <style:text-properties fo:font-variant="small-caps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62" style:family="text">
      <style:text-properties fo:font-variant="small-caps" fo:color="#540022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63" style:family="text">
      <style:text-properties fo:font-variant="small-caps" fo:color="#540022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64" style:family="text">
      <style:text-properties fo:font-variant="small-caps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65" style:family="text">
      <style:text-properties fo:font-variant="small-caps" fo:color="#bf0041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66" style:family="text">
      <style:text-properties fo:font-variant="small-caps" fo:color="#bf0041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67" style:family="text">
      <style:text-properties fo:font-variant="small-caps" fo:color="#bf0041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68" style:family="text">
      <style:text-properties officeooo:rsid="005c9cf1"/>
    </style:style>
    <style:style style:name="T169" style:family="text">
      <style:text-properties style:font-name="Arial Nova1" fo:letter-spacing="-0.018cm"/>
    </style:style>
    <style:style style:name="T170" style:family="text">
      <style:text-properties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171" style:family="text">
      <style:text-properties style:text-underline-style="solid" style:text-underline-width="auto" style:text-underline-color="font-color"/>
    </style:style>
    <style:style style:name="T172" style:family="text">
      <style:text-properties fo:color="#2979ff" loext:opacity="100%"/>
    </style:style>
    <style:style style:name="T173" style:family="text">
      <style:text-properties fo:color="#2979ff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174" style:family="text">
      <style:text-properties fo:color="#2979ff" loext:opacity="100%" style:text-underline-style="none"/>
    </style:style>
    <style:style style:name="T175" style:family="text">
      <style:text-properties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76" style:family="text">
      <style:text-properties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3" text:outline-level="1"><text:span text:style-name="T26">UTIL</text:span><text:span text:style-name="T45">IDADES KDE</text:span></text:h>
      <text:h text:style-name="P59" text:outline-level="2"><draw:frame draw:style-name="fr1" draw:name="Imagen1 Copia 1 Copia 1" text:anchor-type="as-char" svg:y="-0.452cm" svg:width="0.653cm" svg:height="0.524cm" draw:z-index="92"><draw:image xlink:href="Pictures/10000001000000F2000000C22C50D6D5.png" xlink:type="simple" xlink:show="embed" xlink:actuate="onLoad" draw:mime-type="image/png"/></draw:frame><text:s text:c="2"/><text:span text:style-name="T27"><text:s/></text:span><text:span text:style-name="T28">Indice</text:span></text:h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>
          <table:table-cell table:style-name="Tabla4.A1" office:value-type="string">
            <text:p text:style-name="P86"><text:a xlink:type="simple" xlink:href="#Actualiz" text:style-name="Internet_20_link" text:visited-style-name="Visited_20_Internet_20_Link"><text:span text:style-name="T97">ACTUALIZACIÓN</text:span></text:a></text:p>
          </table:table-cell>
          <table:table-cell table:style-name="Tabla4.A1" office:value-type="string">
            <text:p text:style-name="P86"><text:span text:style-name="T99">GOO·</text:span><text:a xlink:type="simple" xlink:href="#Drive" text:style-name="Internet_20_link" text:visited-style-name="Visited_20_Internet_20_Link"><text:span text:style-name="T97">DRIVE - RCLONE</text:span></text:a></text:p>
          </table:table-cell>
          <table:table-cell table:style-name="Tabla4.A1" office:value-type="string">
            <text:p text:style-name="P146"><text:a xlink:type="simple" xlink:href="#Enlace_Simb" text:style-name="Internet_20_link" text:visited-style-name="Visited_20_Internet_20_Link"><text:span text:style-name="T98">ENLACES SIMB <text:s/></text:span><text:span text:style-name="T102">FOLDERS / <text:s/>FILES</text:span></text:a></text:p>
          </table:table-cell>
          <table:table-cell table:style-name="Tabla4.A1" office:value-type="string">
            <text:p text:style-name="P146"><text:a xlink:type="simple" xlink:href="#Enlace_Simb" text:style-name="Internet_20_link" text:visited-style-name="Visited_20_Internet_20_Link"><text:span text:style-name="T102"/></text:a></text:p>
          </table:table-cell>
        </table:table-row>
        <table:table-row table:style-name="Tabla4.2">
          <table:table-cell table:style-name="Tabla4.A1" office:value-type="string">
            <text:p text:style-name="P86"><text:span text:style-name="T103"/></text:p>
          </table:table-cell>
          <table:table-cell table:style-name="Tabla4.A1" office:value-type="string">
            <text:p text:style-name="P86"><text:a xlink:type="simple" xlink:href="#Montar" text:style-name="Internet_20_link" text:visited-style-name="Visited_20_Internet_20_Link"><text:span text:style-name="T97">MONTAR / DESMONTAR UDS</text:span></text:a></text:p>
          </table:table-cell>
          <table:table-cell table:style-name="Tabla4.A1" office:value-type="string">
            <text:p text:style-name="P146"><text:a xlink:type="simple" xlink:href="#Paq_Insta" text:style-name="Internet_20_link" text:visited-style-name="Visited_20_Internet_20_Link"><text:span text:style-name="T98">PAQUETES INSTA</text:span></text:a><text:span text:style-name="T98">LADOS</text:span></text:p>
          </table:table-cell>
          <table:table-cell table:style-name="Tabla4.A1" office:value-type="string">
            <text:p text:style-name="P146"><text:span text:style-name="T98"/></text:p>
          </table:table-cell>
        </table:table-row>
        <table:table-row table:style-name="Tabla4.2">
          <table:table-cell table:style-name="Tabla4.A1" office:value-type="string">
            <text:p text:style-name="P86"/>
          </table:table-cell>
          <table:table-cell table:style-name="Tabla4.A1" office:value-type="string">
            <text:p text:style-name="P86"/>
          </table:table-cell>
          <table:table-cell table:style-name="Tabla4.A1" office:value-type="string">
            <text:p text:style-name="P146"><text:a xlink:type="simple" xlink:href="#SSh" text:style-name="Internet_20_link" text:visited-style-name="Visited_20_Internet_20_Link"><text:span text:style-name="T98">CLAVE SSH</text:span></text:a></text:p>
          </table:table-cell>
          <table:table-cell table:style-name="Tabla4.A1" office:value-type="string">
            <text:p text:style-name="P156"><text:a xlink:type="simple" xlink:href="#errores" text:style-name="Internet_20_link" text:visited-style-name="Visited_20_Internet_20_Link"><text:span text:style-name="T97">E</text:span><text:span text:style-name="T100">R</text:span><text:span text:style-name="T97">RORES</text:span></text:a></text:p>
          </table:table-cell>
        </table:table-row>
      </table:table>
      <text:list text:style-name="L1">
        <text:list-item>
          <text:h text:style-name="P103" text:outline-level="3"><text:span text:style-name="Heading_20_2_20_Char"><text:span text:style-name="T32">Otros </text:span></text:span><text:span text:style-name="Heading_20_2_20_Char"><text:span text:style-name="T31">docs </text:span></text:span><text:span text:style-name="Heading_20_2_20_Char"><text:span text:style-name="T145">de</text:span></text:span><text:span text:style-name="Heading_20_2_20_Char"><text:span text:style-name="T33"> </text:span></text:span><text:span text:style-name="Heading_20_2_20_Char"><text:span text:style-name="T31">linux</text:span></text:span></text:h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table:number-columns-spanned="3" office:value-type="string">
            <text:p text:style-name="P150"><text:span text:style-name="T143">KDE DOCS</text:span></text:p>
          </table:table-cell>
          <table:covered-table-cell/>
          <table:covered-table-cell/>
          <table:table-cell table:style-name="Tabla7.D1" office:value-type="string">
            <text:p text:style-name="P151"><text:span text:style-name="T143"/></text:p>
          </table:table-cell>
          <table:table-cell table:style-name="Tabla7.D1" table:number-columns-spanned="3" office:value-type="string">
            <text:p text:style-name="P152"><text:span text:style-name="T143">LINUX DOCS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49"><draw:frame draw:style-name="fr2" draw:name="Imagen9" text:anchor-type="as-char" svg:width="0.469cm" svg:height="0.499cm" draw:z-index="95"><draw:image xlink:href="Pictures/10000001000000EF000000FCBFED8971.png" xlink:type="simple" xlink:show="embed" xlink:actuate="onLoad" draw:mime-type="image/png"/></draw:frame></text:p>
          </table:table-cell>
          <table:table-cell table:style-name="Tabla7.B2" office:value-type="string">
            <text:p text:style-name="P143">utilidades_<text:span text:style-name="T141">hgl</text:span>.<text:span text:style-name="T141">pdf</text:span></text:p>
          </table:table-cell>
          <table:table-cell table:style-name="Tabla7.C2" office:value-type="string">
            <text:p text:style-name="P154"><text:span text:style-name="T142">Abrir</text:span><text:span text:style-name="T144">🠞</text:span></text:p>
          </table:table-cell>
          <table:table-cell table:style-name="Tabla7.D2" office:value-type="string">
            <text:p text:style-name="P149"/>
          </table:table-cell>
          <table:table-cell table:style-name="Tabla7.E2" office:value-type="string">
            <text:p text:style-name="P149"><draw:frame draw:style-name="fr3" draw:name="Imagen9 Copia 2" text:anchor-type="as-char" svg:y="-0.265cm" svg:width="0.469cm" svg:height="0.499cm" draw:z-index="97"><draw:image xlink:href="Pictures/10000001000000EF000000FCBFED8971.png" xlink:type="simple" xlink:show="embed" xlink:actuate="onLoad" draw:mime-type="image/png"/></draw:frame></text:p>
          </table:table-cell>
          <table:table-cell table:style-name="Tabla7.F2" office:value-type="string">
            <text:p text:style-name="P144"/>
          </table:table-cell>
          <table:table-cell table:style-name="Tabla7.F2" office:value-type="string">
            <text:p text:style-name="P153"><text:span text:style-name="T142">Abrir</text:span><text:span text:style-name="T144">🠞</text:span></text:p>
          </table:table-cell>
        </table:table-row>
        <table:table-row table:style-name="Tabla7.3">
          <table:table-cell table:style-name="Tabla7.A3" office:value-type="string">
            <text:p text:style-name="P149"><draw:frame draw:style-name="fr2" draw:name="Imagen8" text:anchor-type="as-char" svg:width="0.499cm" svg:height="0.499cm" draw:z-index="96"><draw:image xlink:href="Pictures/1000701800001A9000001A90C21CAB6F.svg" xlink:type="simple" xlink:show="embed" xlink:actuate="onLoad" draw:mime-type="image/svg+xml"/><draw:image xlink:href="Pictures/10000001000001010000010174E93B82.png" xlink:type="simple" xlink:show="embed" xlink:actuate="onLoad" draw:mime-type="image/png"/></draw:frame></text:p>
          </table:table-cell>
          <table:table-cell table:style-name="Tabla7.B3" office:value-type="string">
            <text:p text:style-name="P143">utilidades_<text:span text:style-name="T141">hgl</text:span>.<text:span text:style-name="T141">odt</text:span></text:p>
          </table:table-cell>
          <table:table-cell table:style-name="Tabla7.C3" office:value-type="string">
            <text:p text:style-name="P155"><text:span text:style-name="T142">Abrir</text:span><text:span text:style-name="T144">🠞</text:span></text:p>
          </table:table-cell>
          <table:table-cell table:style-name="Tabla7.D3" office:value-type="string">
            <text:p text:style-name="P149"/>
          </table:table-cell>
          <table:table-cell table:style-name="Tabla7.E3" office:value-type="string">
            <text:p text:style-name="P149"><draw:frame draw:style-name="fr2" draw:name="Imagen8 Copia 2" text:anchor-type="as-char" svg:width="0.499cm" svg:height="0.499cm" draw:z-index="98"><draw:image xlink:href="Pictures/1000701800001A9000001A90C21CAB6F.svg" xlink:type="simple" xlink:show="embed" xlink:actuate="onLoad" draw:mime-type="image/svg+xml"/><draw:image xlink:href="Pictures/10000001000001010000010174E93B82.png" xlink:type="simple" xlink:show="embed" xlink:actuate="onLoad" draw:mime-type="image/png"/></draw:frame></text:p>
          </table:table-cell>
          <table:table-cell table:style-name="Tabla7.F2" office:value-type="string">
            <text:p text:style-name="P144"/>
          </table:table-cell>
          <table:table-cell table:style-name="Tabla7.F2" office:value-type="string">
            <text:p text:style-name="P153"><text:span text:style-name="T142">Abrir</text:span><text:span text:style-name="T144">🠞</text:span></text:p>
          </table:table-cell>
        </table:table-row>
      </table:table>
      <text:p text:style-name="P110"><text:span text:style-name="Source_20_Text"/></text:p>
      <text:h text:style-name="P96" text:outline-level="2"><text:span text:style-name="Heading_20_2_20_Char"><text:span text:style-name="T28"><draw:frame draw:style-name="fr1" draw:name="Imagen1 Copia 1 Copia 1 Copia 1 Copia 1" text:anchor-type="as-char" svg:y="-0.452cm" svg:width="0.653cm" svg:height="0.524cm" draw:z-index="9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8"><text:s text:c="2"/></text:span></text:span><text:bookmark-start text:name="Actualiz"/><text:span text:style-name="Heading_20_2_20_Char"><text:span text:style-name="T28">ACTUALIZACIÓN</text:span></text:span><text:bookmark-end text:name="Actualiz"/></text:h>
      <text:p text:style-name="P56"><text:span text:style-name="T55">UPDATE</text:span><text:span text:style-name="T54">:</text:span> actualiza la lista de paquetes para comprobar si hay nuevos.</text:p>
      <text:p text:style-name="P21"/>
      <text:p text:style-name="P88">sudo apt update</text:p>
      <text:p text:style-name="P21"/>
      <text:p text:style-name="P57"><text:span text:style-name="T54">UPGRADE</text:span>: <text:s/>actualiza los paquetes instalados</text:p>
      <text:p text:style-name="P57"><text:span text:style-name="T54">FULL</text:span><text:span text:style-name="T56">-</text:span><text:span text:style-name="T54">UPGRADE</text:span>: actualiza tanto los paquetes instalados como otros del sistema como el kernel.</text:p>
      <text:p text:style-name="P21"/>
      <text:p text:style-name="P87">sudo apt upgrade</text:p>
      <text:p text:style-name="P87">sudo apt full-upgrade</text:p>
      <text:p text:style-name="P21"/>
      <text:p text:style-name="P57"><text:span text:style-name="T54">REFRESH</text:span>: actualiza los paquetes instantáneos.</text:p>
      <text:p text:style-name="P21"/>
      <text:p text:style-name="P87">sudo snap refresh</text:p>
      <text:p text:style-name="P57"/>
      <text:p text:style-name="P57"><text:span text:style-name="T54">AUTOCLEAN</text:span> y <text:span text:style-name="T54">CLEAN</text:span>: eliminan el caché local de paquetes.</text:p>
      <text:p text:style-name="P21"/>
      <text:p text:style-name="P87">sudo apt autoclean</text:p>
      <text:p text:style-name="P87">sudo apt clean</text:p>
      <text:p text:style-name="P21"/>
      <text:p text:style-name="P57"><text:span text:style-name="T54">AUTOREMOVE</text:span>: elimina todos los paquetes que ya no son necesarios. Suele ocurrir cuando se desinstala algún programa y quedan dependencias de este que ya no se usan.</text:p>
      <text:p text:style-name="P21"/>
      <text:p text:style-name="P87">sudo apt autoremove</text:p>
      <text:p text:style-name="P21"><text:soft-page-break/></text:p>
      <text:p text:style-name="P57"><text:span text:style-name="T56">--</text:span><text:span text:style-name="T54">PURGE</text:span>: <text:span text:style-name="T57">OJO!! </text:span>elimina todos los ficheros relacionados (configuración, etc.) de los paquetes desinstalados. Usar con precaución , dependiendo de lo que borres podría eliminar archivos importantes (no suele ser normal).</text:p>
      <text:p text:style-name="P21"/>
      <text:p text:style-name="P91">sudo apt autoremove --purge</text:p>
      <text:p text:style-name="P21"/>
      <text:p text:style-name="P87">sudo apt upgrade &amp;&amp; sudo apt upgrade &amp;&amp; sudo apt full-upgrade &amp;&amp; sudo snap refresh &amp;&amp; sudo apt autoclean &amp;&amp; sudo apt clean &amp;&amp; sudo apt autoremove</text:p>
      <text:p text:style-name="P116"><text:span text:style-name="Source_20_Text"/></text:p>
      <text:h text:style-name="P37" text:outline-level="3"><text:span text:style-name="Heading_20_2_20_Char"><text:span text:style-name="T29"><text:s/></text:span></text:span><text:span text:style-name="Heading_20_2_20_Char"><text:span text:style-name="T29"><draw:frame draw:style-name="fr1" draw:name="Imagen1 Copia 1 Copia 1 Copia 1 Copia 1 Copia 1" text:anchor-type="as-char" svg:y="-0.452cm" svg:width="0.653cm" svg:height="0.524cm" draw:z-index="9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9"><text:s text:c="3"/></text:span></text:span><text:bookmark-start text:name="Drive"/><text:bookmark-start text:name="Actualiz Copia 1"/><text:span text:style-name="Heading_20_2_20_Char"><text:span text:style-name="T29">GOOGLE DRIVE </text:span></text:span><text:span text:style-name="Heading_20_2_20_Char"><text:span text:style-name="T157">CON</text:span></text:span><text:span text:style-name="Heading_20_2_20_Char"><text:span text:style-name="T29"> RCLONE</text:span></text:span><text:bookmark-end text:name="Drive"/><text:bookmark-end text:name="Actualiz Copia 1"/></text:h>
      <text:p text:style-name="P74"><text:span text:style-name="T37">Fuente:</text:span><text:span text:style-name="T38"> </text:span><text:span text:style-name="T46"><text:s text:c="2"/></text:span><text:a xlink:type="simple" xlink:href="https://aprendolinux.com/" text:style-name="Internet_20_link" text:visited-style-name="Visited_20_Internet_20_Link"><text:span text:style-name="T2">aprendolinux.com</text:span></text:a><text:span text:style-name="T9"> <text:s text:c="2"/></text:span><text:span text:style-name="T39">Ver primero el video</text:span></text:p>
      <text:p text:style-name="P43"><text:a xlink:type="simple" xlink:href="https://www.youtube.com/watch?v=_0BYb_OQsE4" text:style-name="Internet_20_link" text:visited-style-name="Visited_20_Internet_20_Link"><text:span text:style-name="T3">https://www.youtube.com/watch?v=_0BYb_OQsE4</text:span></text:a></text:p>
      <text:p text:style-name="P44"><text:a xlink:type="simple" xlink:href="https://aprendolinux.com/conecta-google-drive-en-linux-con-rclone/" text:style-name="Internet_20_link" text:visited-style-name="Visited_20_Internet_20_Link"><text:span text:style-name="T3">https://aprendolinux.com/conecta-google-drive-en-linux-con-rclone/</text:span></text:a></text:p>
      <text:list xml:id="list203446822452299" text:continue-numbering="true" text:style-name="L1">
        <text:list-item>
          <text:h text:style-name="P97" text:outline-level="3"><text:span text:style-name="Heading_20_2_20_Char"><text:span text:style-name="T30">instal </text:span></text:span><text:span text:style-name="Heading_20_2_20_Char"><text:span text:style-name="T147">y</text:span></text:span><text:span text:style-name="Heading_20_2_20_Char"><text:span text:style-name="T30"> config rclone</text:span></text:span></text:h>
        </text:list-item>
      </text:list>
      <text:p text:style-name="P87">sudo apt-get install rclone</text:p>
      <text:p text:style-name="P79"/>
      <text:p text:style-name="P42">Configuración de rclone para Google Drive</text:p>
      <text:list xml:id="list3794417662" text:style-name="L2">
        <text:list-item>
          <text:p text:style-name="P120"><text:span text:style-name="Strong_20_Emphasis"><text:span text:style-name="T60">CONFIGURACI</text:span></text:span><text:span text:style-name="Strong_20_Emphasis"><text:span text:style-name="T61">o</text:span></text:span><text:span text:style-name="Strong_20_Emphasis"><text:span text:style-name="T60">N PASO A PASO</text:span></text:span></text:p>
        </text:list-item>
      </text:list>
      <text:p text:style-name="P90">rclone config</text:p>
      <text:list xml:id="list3591943369" text:style-name="L3">
        <text:list-item>
          <text:p text:style-name="P123">Selecciona la opción para <text:span text:style-name="T54">agregar un nuevo remoto</text:span>. En este caso, seleccionaremos “n” y presionaremos Enter.</text:p>
        </text:list-item>
        <text:list-item>
          <text:p text:style-name="P122">Elige un nombre para tu remoto. Este nombre será utilizado para referirse a tu conexión Google Drive en rclone. Puedes usar cualquier nombre descriptivo que desees.</text:p>
        </text:list-item>
        <text:list-item>
          <text:p text:style-name="P124">Selecciona el tipo de almacenamiento que usarás. Para Google Drive, selecciona drive (13) y presiona Enter.</text:p>
        </text:list-item>
        <text:list-item>
          <text:p text:style-name="P124">Configura la aplicación de Google Drive. Sigue las instrucciones que aparecen en la terminal para obtener el token de autorización. Esto te permitirá acceder a tu Google Drive desde rclone.</text:p>
        </text:list-item>
        <text:list-item>
          <text:p text:style-name="P124">Selecciona los ajustes de configuración predeterminados. Para la mayoría de los casos, los ajustes predeterminados son adecuados. Sin embargo, puedes personalizarlos según tus necesidades.</text:p>
        </text:list-item>
        <text:list-item>
          <text:p text:style-name="P124">Revisa tu configuración. Una vez que hayas completado la configuración, rclone te mostrará un resumen de tus opciones. Verifica que todo esté correcto y confirma la configuración.</text:p>
        </text:list-item>
      </text:list>
      <text:list xml:id="list203447016399627" text:continue-list="list3794417662" text:style-name="L2">
        <text:list-item>
          <text:p text:style-name="P121"><text:span text:style-name="Strong_20_Emphasis"><text:span text:style-name="T62">CONFIGURACI</text:span></text:span><text:span text:style-name="Strong_20_Emphasis"><text:span text:style-name="T63">o</text:span></text:span><text:span text:style-name="Strong_20_Emphasis"><text:span text:style-name="T62">N EN UN SOLO PASO </text:span></text:span></text:p>
        </text:list-item>
      </text:list>
      <text:list xml:id="list203447013280154" text:continue-list="list3591943369" text:style-name="L3">
        <text:list-item>
          <text:p text:style-name="P126"><text:span text:style-name="Strong_20_Emphasis"><text:span text:style-name="T18">Si todo esto te parece un lío, utiliza directamente este comando para que se abra un navegador ante</text:span></text:span><text:span text:style-name="Strong_20_Emphasis"><text:span text:style-name="T12"> ti y que le </text:span></text:span><text:span text:style-name="Strong_20_Emphasis"><text:span text:style-name="T21">permitas</text:span></text:span><text:span text:style-name="Strong_20_Emphasis"><text:span text:style-name="T12"> </text:span></text:span><text:span text:style-name="Strong_20_Emphasis"><text:span text:style-name="T21">configurar</text:span></text:span><text:span text:style-name="Strong_20_Emphasis"><text:span text:style-name="T12"> tu </text:span></text:span><text:span text:style-name="Strong_20_Emphasis"><text:span text:style-name="T21">cuenta</text:span></text:span><text:span text:style-name="Strong_20_Emphasis"><text:span text:style-name="T12"> de </text:span></text:span><text:span text:style-name="Strong_20_Emphasis"><text:span text:style-name="T21">Google</text:span></text:span><text:span text:style-name="Strong_20_Emphasis"><text:span text:style-name="T12"> con rclone.</text:span></text:span></text:p>
        </text:list-item>
      </text:list>
      <text:p text:style-name="P89">rclone config create gdrive drive</text:p>
      <text:p text:style-name="P79"><text:soft-page-break/></text:p>
      <text:list xml:id="list203446141682339" text:continue-list="list203446822452299" text:style-name="L1">
        <text:list-item>
          <text:h text:style-name="P98" text:outline-level="3"><text:span text:style-name="Heading_20_2_20_Char"><text:span text:style-name="T30">Montar G·Drive </text:span></text:span><text:span text:style-name="Heading_20_2_20_Char"><text:span text:style-name="T147">con</text:span></text:span><text:span text:style-name="Heading_20_2_20_Char"><text:span text:style-name="T30"> rclone</text:span></text:span></text:h>
        </text:list-item>
      </text:list>
      <text:list text:continue-list="list203447013280154" text:style-name="L3">
        <text:list-header>
          <text:p text:style-name="P134"><text:span text:style-name="T20">Crear la Carpeta</text:span><text:span text:style-name="T8"> </text:span><text:span text:style-name="T10">donde se montará Drive</text:span></text:p>
        </text:list-header>
      </text:list>
      <text:p text:style-name="P90">mkdir Drive</text:p>
      <text:p text:style-name="P63"><text:span text:style-name="T20">Montar Drive</text:span><text:span text:style-name="T10"> en la Carpeta</text:span></text:p>
      <text:p text:style-name="P87">rclone mount gdrive: ~/Drive &amp;</text:p>
      <text:p text:style-name="P63"><text:span text:style-name="T19">Se pone “</text:span><text:span text:style-name="T48">&amp;</text:span><text:span text:style-name="T19">”</text:span><text:span text:style-name="T48"> </text:span><text:span text:style-name="T19">para que monte el servicio y salga, y no se quede ahí pillado</text:span></text:p>
      <text:p text:style-name="P27"><text:span text:style-name="Source_20_Text"><text:span text:style-name="T72">[gdrive]</text:span></text:span></text:p>
      <text:p text:style-name="P28"><text:span text:style-name="Source_20_Text"><text:span text:style-name="T72">type = drive</text:span></text:span></text:p>
      <text:p text:style-name="P28"><text:span text:style-name="Source_20_Text"><text:span text:style-name="T72">token = {"access_token":"ya29.a0AXeO80QbYsJHIwGnLj1mUgY_cJ5GrbcrmWAztdxXbQRM_rZ9Hc2u1dDzJDuHnbVyI4aJVcOVEL_D6bbEJPILjd7BXhNhXaIO2UplLEyXCC2LD9I4gi21ZYS7w86bLIe2iW2qB3RAX8F-fp0s-IG8so8povAstd06dA_hlIJmaCgYKAV0SARISFQHGX2MihLIgzwv0ouNdmPrmEHAu6g0175","token_type":"Bearer","refresh_token":"1//03GWFN-HP7FsqCgYIARAAGAMSNwF-L9IrDqiSbw1KVTuRTmUEunMlKy0irgJlvqZgUVNEM_u3XyPpbDutdZsPVmpPzYaYnZDofVw","expiry":"2025-01-31T11:37:24.337883002+01:00"}</text:span></text:span></text:p>
      <text:p text:style-name="P28"><text:span text:style-name="Source_20_Text"><text:span text:style-name="T72">team_drive =</text:span></text:span></text:p>
      <text:p text:style-name="P72"/>
      <text:list text:continue-list="list203446141682339" text:style-name="L1">
        <text:list-item>
          <text:h text:style-name="P98" text:outline-level="3"><text:span text:style-name="Heading_20_2_20_Char"><text:span text:style-name="T30">FALLO rclone: </text:span></text:span><text:span text:style-name="Heading_20_2_20_Char"><text:span text:style-name="T148">d</text:span></text:span><text:span text:style-name="Heading_20_2_20_Char"><text:span text:style-name="T147">rive </text:span></text:span><text:span text:style-name="Heading_20_2_20_Char"><text:span text:style-name="T148">no se monta</text:span></text:span><text:span text:style-name="Heading_20_2_20_Char"><text:span text:style-name="T147"> </text:span></text:span></text:h>
        </text:list-item>
      </text:list>
      <text:p text:style-name="P87">rclone config</text:p>
      <text:p text:style-name="P72"/>
      <text:p text:style-name="P29"><text:span text:style-name="Source_20_Text"><text:span text:style-name="T72">e) Edit existing remote</text:span></text:span></text:p>
      <text:p text:style-name="P29"><text:span text:style-name="Source_20_Text"><text:span text:style-name="T72">e/n/d/r/c/s/q&gt; <text:s text:c="2"/></text:span></text:span><text:span text:style-name="T50"><text:s text:c="3"/></text:span></text:p>
      <text:p text:style-name="P31"><text:span text:style-name="T91">e </text:span><text:span text:style-name="Source_20_Text"><text:span text:style-name="T95"></text:span></text:span></text:p>
      <text:p text:style-name="P72"/>
      <text:p text:style-name="P29"><text:span text:style-name="Source_20_Text"><text:span text:style-name="T72">Select remote.</text:span></text:span></text:p>
      <text:p text:style-name="P29"><text:span text:style-name="Source_20_Text"><text:span text:style-name="T72">1&gt;gdrive</text:span></text:span></text:p>
      <text:p text:style-name="P29"><text:span text:style-name="Source_20_Text"><text:span text:style-name="T72">remote&gt; </text:span></text:span><text:span text:style-name="T50"><text:s text:c="12"/></text:span></text:p>
      <text:p text:style-name="P34"><text:span text:style-name="T91">1</text:span><text:span text:style-name="Source_20_Text"><text:span text:style-name="T93"> </text:span></text:span><text:span text:style-name="Source_20_Text"><text:span text:style-name="T95"></text:span></text:span></text:p>
      <text:p text:style-name="P72"/>
      <text:p text:style-name="P29"><text:span text:style-name="Source_20_Text"><text:span text:style-name="T72">Option scope.</text:span></text:span></text:p>
      <text:p text:style-name="P29"><text:span text:style-name="Source_20_Text"><text:span text:style-name="T72">1 Full access</text:span></text:span></text:p>
      <text:p text:style-name="P85"><text:span text:style-name="Source_20_Text"><text:span text:style-name="T72">scope&gt;</text:span></text:span><text:span text:style-name="T50"> <text:s text:c="13"/></text:span></text:p>
      <text:p text:style-name="P34"><text:span text:style-name="T91">1</text:span><text:span text:style-name="Source_20_Text"><text:span text:style-name="T93"> </text:span></text:span><text:span text:style-name="Source_20_Text"><text:span text:style-name="T95"></text:span></text:span></text:p>
      <text:p text:style-name="P72"/>
      <text:p text:style-name="P29"><text:span text:style-name="Source_20_Text"><text:span text:style-name="T72">Edit advanced config?</text:span></text:span></text:p>
      <text:p text:style-name="P29"><text:span text:style-name="Source_20_Text"><text:span text:style-name="T72">y/n&gt;</text:span></text:span><text:span text:style-name="T50"> <text:s text:c="15"/></text:span></text:p>
      <text:p text:style-name="P35"><text:span text:style-name="T91">y </text:span><text:span text:style-name="Source_20_Text"><text:span text:style-name="T95"></text:span></text:span><text:span text:style-name="T49"> </text:span></text:p>
      <text:p text:style-name="P72"/>
      <text:p text:style-name="P29"><text:span text:style-name="Source_20_Text"><text:span text:style-name="T72">Use auto config?</text:span></text:span></text:p>
      <text:p text:style-name="P29"><text:span text:style-name="Source_20_Text"><text:span text:style-name="T72">y/n&gt; <text:s text:c="4"/></text:span></text:span><text:span text:style-name="T50"><text:s text:c="10"/></text:span><text:span text:style-name="T49"><text:s/></text:span></text:p>
      <text:p text:style-name="P35"><text:span text:style-name="T91">y </text:span><text:span text:style-name="Source_20_Text"><text:span text:style-name="T95"></text:span></text:span></text:p>
      <text:p text:style-name="P72"/>
      <text:p text:style-name="P29"><text:span text:style-name="Source_20_Text"><text:span text:style-name="T72">Keep this "gdrive" remote?</text:span></text:span></text:p>
      <text:p text:style-name="P29"><text:span text:style-name="Source_20_Text"><text:span text:style-name="T72">y/e/d&gt; <text:s/></text:span></text:span><text:span text:style-name="T50"><text:s text:c="12"/></text:span></text:p>
      <text:p text:style-name="P35"><text:span text:style-name="T91">y </text:span><text:span text:style-name="Source_20_Text"><text:span text:style-name="T95"></text:span></text:span></text:p>
      <text:p text:style-name="P115"><text:soft-page-break/><text:span text:style-name="Source_20_Text"/></text:p>
      <text:p text:style-name="P65"><text:span text:style-name="T59"><draw:frame draw:style-name="fr1" draw:name="Imagen1 Copia 1 Copia 1 Copia 1 Copia 1 Copia 1 Copia 1" text:anchor-type="as-char" svg:y="-0.452cm" svg:width="0.653cm" svg:height="0.524cm" draw:z-index="35"><draw:image xlink:href="Pictures/10000001000000F2000000C22C50D6D5.png" xlink:type="simple" xlink:show="embed" xlink:actuate="onLoad" draw:mime-type="image/png"/></draw:frame></text:span><text:span text:style-name="T59"><text:s text:c="2"/></text:span><text:bookmark-start text:name="Montar"/><text:span text:style-name="Heading_20_2_20_Char"><text:span text:style-name="T29">MONTAR / DESMONTAR <text:s/>UNIDADES</text:span></text:span><text:bookmark-end text:name="Montar"/></text:p>
      <text:list xml:id="list203445315901399" text:continue-numbering="true" text:style-name="L1">
        <text:list-item>
          <text:h text:style-name="P105" text:outline-level="3"><text:span text:style-name="Heading_20_2_20_Char"><text:span text:style-name="T30">Mount</text:span></text:span></text:h>
        </text:list-item>
      </text:list>
      <text:p text:style-name="P27"><text:span text:style-name="T40">Fuente:</text:span><text:span text:style-name="T41"> </text:span><text:span text:style-name="T46"><text:s text:c="2"/></text:span><text:a xlink:type="simple" xlink:href="https://sanchezcorbalan.es/" text:style-name="Internet_20_link" text:visited-style-name="Visited_20_Internet_20_Link"><text:span text:style-name="T47">sanchezcorbalan.es</text:span></text:a><text:span text:style-name="T73"> <text:s text:c="2"/></text:span></text:p>
      <text:p text:style-name="P73">https://sanchezcorbalan.es/montar-particiones-en-linux-mount/</text:p>
      <text:p text:style-name="P46">Para realizar esta tarea de forma manual existe el comando mount que tiene la siguiente sintaxis:</text:p>
      <text:p text:style-name="P52"/>
      <text:p text:style-name="P62"><text:span text:style-name="T42">mount -t &lt;</text:span><text:span text:style-name="T74">fstype</text:span><text:span text:style-name="T43">&gt; &lt;</text:span><text:span text:style-name="T76">device</text:span><text:span text:style-name="T43">&gt; &lt;</text:span><text:span text:style-name="T78">dir</text:span><text:span text:style-name="T43">&gt;</text:span></text:p>
      <text:p text:style-name="P66"><text:span text:style-name="T75">fstype</text:span><text:span text:style-name="T20">: </text:span><text:span text:style-name="T8">Es el tipo de sistema de ficheros que se va a montar (ext4, ntfs, etc.).</text:span></text:p>
      <text:p text:style-name="P27"><text:span text:style-name="T77">device</text:span><text:span text:style-name="T20">: </text:span><text:span text:style-name="T8">Hace referencia a la partición física. Lo más habitual es que sea un fichero dentro de</text:span></text:p>
      <text:p text:style-name="P45">/dev/ (como /dev/sdb1) pero también puede ser un identificador único, una etiqueta o la ruta de un recurso de red.</text:p>
      <text:p text:style-name="P30"><text:span text:style-name="T79">dir</text:span><text:span text:style-name="T20">:</text:span><text:span text:style-name="T8"> El directorio donde se incorpora el sistema de ficheros, normalmente en /media o en</text:span></text:p>
      <text:p text:style-name="P45">/mnt. Debe estar vacío, en caso contrario se sustituirá el contenido, aunque se volverá a restaurar cuando se desmonte la nueva partición.</text:p>
      <text:p text:style-name="P48"/>
      <text:p text:style-name="P55">Datos de mi partición:</text:p>
      <text:p text:style-name="P76"><text:span text:style-name="T83">Ruta Física:<text:tab/><text:tab/></text:span><text:span text:style-name="T80">/dev/sda3</text:span></text:p>
      <text:p text:style-name="P75"><text:span text:style-name="T81">sistema ficheros<text:tab/><text:tab/></text:span><text:span text:style-name="T80">NTFS</text:span></text:p>
      <text:p text:style-name="P76"><text:span text:style-name="T82">Etiqueta<text:tab/><text:tab/><text:tab/></text:span><text:span text:style-name="T80">Datos</text:span></text:p>
      <text:p text:style-name="P76"><text:span text:style-name="T82">UUID<text:tab/><text:tab/><text:tab/></text:span><text:span text:style-name="T80">524F567904D39ECB</text:span></text:p>
      <text:list text:continue-list="list203447016399627" text:style-name="L2">
        <text:list-item>
          <text:p text:style-name="P121"><text:span text:style-name="Strong_20_Emphasis"><text:span text:style-name="T64">Por el directorio donde est</text:span></text:span><text:span text:style-name="Strong_20_Emphasis"><text:span text:style-name="T65">e</text:span></text:span><text:span text:style-name="Strong_20_Emphasis"><text:span text:style-name="T64"> montado </text:span></text:span></text:p>
        </text:list-item>
      </text:list>
      <text:p text:style-name="P87">sudo mount -t ntfs /dev/sda3 /media/DATOS/</text:p>
      <text:p text:style-name="P78"><text:span text:style-name="T49"/></text:p>
      <text:list text:continue-numbering="true" text:style-name="L2">
        <text:list-item>
          <text:p text:style-name="P120"><text:span text:style-name="Strong_20_Emphasis"><text:span text:style-name="T64">Por el UUID</text:span></text:span></text:p>
        </text:list-item>
      </text:list>
      <text:p text:style-name="P135">sudo mount -t ntfs UUID=524F567904D39ECB /media/DATOS/</text:p>
      <text:list text:continue-list="list203445315901399" text:style-name="L1">
        <text:list-item>
          <text:h text:style-name="P98" text:outline-level="3"><text:span text:style-name="Heading_20_2_20_Char"><text:span text:style-name="T30">Umount</text:span></text:span></text:h>
        </text:list-item>
      </text:list>
      <text:p text:style-name="P47">Para desmontar un dispositivo usamos la orden umount pero con un único parámetro. </text:p>
      <text:p text:style-name="P51">Podemos elegir el directorio donde está montado o la ruta física de la partición.</text:p>
      <text:p text:style-name="P87">sudo umount /dev/sda3</text:p>
      <text:p text:style-name="P92">ó</text:p>
      <text:p text:style-name="P87">sudo umount /media/DATOS/</text:p>
      <text:p text:style-name="P114"><text:span text:style-name="Source_20_Text"/></text:p>
      <text:p text:style-name="P64"><text:soft-page-break/><text:span text:style-name="T59"><draw:frame draw:style-name="fr1" draw:name="Imagen1 Copia 1 Copia 1 Copia 1 Copia 1 Copia 1 Copia 2" text:anchor-type="as-char" svg:y="-0.452cm" svg:width="0.653cm" svg:height="0.524cm" draw:z-index="34"><draw:image xlink:href="Pictures/10000001000000F2000000C22C50D6D5.png" xlink:type="simple" xlink:show="embed" xlink:actuate="onLoad" draw:mime-type="image/png"/></draw:frame></text:span><text:span text:style-name="Heading_20_2_20_Char"><text:span text:style-name="T29"><text:s text:c="2"/></text:span></text:span><text:bookmark-start text:name="SSh"/><text:span text:style-name="Heading_20_2_20_Char"><text:span text:style-name="T29">CLAVE SSH</text:span></text:span><text:bookmark-end text:name="SSh"/></text:p>
      <text:list text:continue-numbering="true" text:style-name="L1">
        <text:list-item>
          <text:h text:style-name="P98" text:outline-level="3"><text:span text:style-name="Heading_20_2_20_Char"><text:span text:style-name="T30">Generar nueva clave SSH</text:span></text:span></text:h>
        </text:list-item>
      </text:list>
      <text:p text:style-name="P68"><text:span text:style-name="Strong_20_Emphasis"><text:span text:style-name="T35">1· </text:span></text:span><text:span text:style-name="Strong_20_Emphasis"><text:span text:style-name="T34">Generar la clave ssh </text:span></text:span><text:span text:style-name="Strong_20_Emphasis"><text:span text:style-name="T36"><text:s/></text:span></text:span></text:p>
      <text:p text:style-name="P67"><text:span text:style-name="Strong_20_Emphasis"><text:span text:style-name="T13">utilizando el correo electrónico proporcionado como etiqueta.</text:span></text:span></text:p>
      <text:p text:style-name="P60"><text:span text:style-name="Source_20_Text"><text:span text:style-name="T91">ssh-keygen -t ed25519 -C "dev.gmartinez@gmail.com"</text:span></text:span></text:p>
      <text:p text:style-name="P23"><text:span text:style-name="Source_20_Text"><text:span text:style-name="T72">Generating public/private ed25519 key pair.</text:span></text:span></text:p>
      <text:p text:style-name="P24"><text:span text:style-name="Source_20_Text"><text:span text:style-name="T72">Enter file in which to save the key (/home/gerar_kde/.ssh/id_ed25519): </text:span></text:span></text:p>
      <text:p text:style-name="P22"><text:span text:style-name="Source_20_Text"><text:span text:style-name="T95"></text:span></text:span></text:p>
      <text:p text:style-name="P25"><text:span text:style-name="Source_20_Text"><text:span text:style-name="T72">Created directory '/home/gerar_kde/.ssh'.</text:span></text:span></text:p>
      <text:p text:style-name="P26"><text:span text:style-name="Source_20_Text"><text:span text:style-name="T72">Enter passphrase (empty for no passphrase): </text:span></text:span></text:p>
      <text:p text:style-name="P80"><text:span text:style-name="Source_20_Text"><text:span text:style-name="T51"></text:span></text:span></text:p>
      <text:p text:style-name="P25"><text:span text:style-name="Source_20_Text"><text:span text:style-name="T72">Enter same passphrase again: </text:span></text:span></text:p>
      <text:p text:style-name="P80"><text:span text:style-name="Source_20_Text"><text:span text:style-name="T51"></text:span></text:span></text:p>
      <text:p text:style-name="P25"><text:span text:style-name="Source_20_Text"><text:span text:style-name="T72">Your identification has been saved in /home/gerar_kde/.ssh/id_ed25519</text:span></text:span></text:p>
      <text:p text:style-name="P26"><text:span text:style-name="Source_20_Text"><text:span text:style-name="T72">Your public key has been saved in /home/gerar_kde/.ssh/id_ed25519.pub</text:span></text:span></text:p>
      <text:p text:style-name="P26"><text:span text:style-name="Source_20_Text"><text:span text:style-name="T72">The key fingerprint is:</text:span></text:span></text:p>
      <text:p text:style-name="P26"><text:span text:style-name="Source_20_Text"><text:span text:style-name="T72">SHA256:bBCvv7BrlGiarNQEtNcTTtW4G3Yzp0GzYJ9YZILo1f0 dev.gmartinez@gmail.com</text:span></text:span></text:p>
      <text:p text:style-name="P26"><text:span text:style-name="Source_20_Text"><text:span text:style-name="T72">The key's randomart image is:</text:span></text:span></text:p>
      <text:p text:style-name="P26"><text:span text:style-name="Source_20_Text"><text:span text:style-name="T72">+--[ED25519 256]--+</text:span></text:span></text:p>
      <text:p text:style-name="P26"><text:span text:style-name="Source_20_Text"><text:span text:style-name="T72">| . <text:s/>.o=o=o <text:s text:c="6"/>|</text:span></text:span></text:p>
      <text:p text:style-name="P26"><text:span text:style-name="Source_20_Text"><text:span text:style-name="T72">|. ..+o.Bo* <text:s text:c="6"/>|</text:span></text:span></text:p>
      <text:p text:style-name="P26"><text:span text:style-name="Source_20_Text"><text:span text:style-name="T72">| o...+o O = <text:s text:c="5"/>|</text:span></text:span></text:p>
      <text:p text:style-name="P26"><text:span text:style-name="Source_20_Text"><text:span text:style-name="T72">| <text:s/>o. <text:s/>.O O E <text:s text:c="4"/>|</text:span></text:span></text:p>
      <text:p text:style-name="P26"><text:span text:style-name="Source_20_Text"><text:span text:style-name="T72">| <text:s text:c="2"/>. .o.S * <text:s text:c="5"/>|</text:span></text:span></text:p>
      <text:p text:style-name="P26"><text:span text:style-name="Source_20_Text"><text:span text:style-name="T72">| <text:s/>o o o+ . <text:s text:c="6"/>|</text:span></text:span></text:p>
      <text:p text:style-name="P26"><text:span text:style-name="Source_20_Text"><text:span text:style-name="T72">| o = .. . <text:s text:c="7"/>|</text:span></text:span></text:p>
      <text:p text:style-name="P26"><text:span text:style-name="Source_20_Text"><text:span text:style-name="T72">|. + <text:s text:c="2"/>.o . <text:s text:c="6"/>|</text:span></text:span></text:p>
      <text:p text:style-name="P26"><text:span text:style-name="Source_20_Text"><text:span text:style-name="T72">|.. <text:s text:c="2"/>.o.. <text:s text:c="7"/>|</text:span></text:span></text:p>
      <text:p text:style-name="P26"><text:span text:style-name="Source_20_Text"><text:span text:style-name="T72">+----[SHA256]-----+</text:span></text:span></text:p>
      <text:p text:style-name="P70"><text:span text:style-name="Strong_20_Emphasis"><text:span text:style-name="T34">2· Agregar la clave SSH</text:span></text:span></text:p>
      <text:p text:style-name="P69"><text:span text:style-name="Strong_20_Emphasis"><text:span text:style-name="T14">Para a</text:span></text:span><text:span text:style-name="Strong_20_Emphasis"><text:span text:style-name="T13">gregar la clave al agente ssh, Inici</text:span></text:span><text:span text:style-name="Strong_20_Emphasis"><text:span text:style-name="T14">amos</text:span></text:span><text:span text:style-name="Strong_20_Emphasis"><text:span text:style-name="T13"> el agente ssh en segundo plano:</text:span></text:span></text:p>
      <text:p text:style-name="P20"><text:span text:style-name="Source_20_Text"><text:span text:style-name="T92">eval "$(ssh-agent -s)"</text:span></text:span></text:p>
      <text:p text:style-name="P25"><text:span text:style-name="Source_20_Text"><text:span text:style-name="T72">Agent pid 59566</text:span></text:span></text:p>
      <text:p text:style-name="P69"><text:span text:style-name="Strong_20_Emphasis"><text:span text:style-name="T13">Agrega</text:span></text:span><text:span text:style-name="Strong_20_Emphasis"><text:span text:style-name="T15">mos</text:span></text:span><text:span text:style-name="Strong_20_Emphasis"><text:span text:style-name="T13"> la clave </text:span></text:span><text:span text:style-name="Strong_20_Emphasis"><text:span text:style-name="T15">privada al</text:span></text:span><text:span text:style-name="Strong_20_Emphasis"><text:span text:style-name="T13"> </text:span></text:span><text:span text:style-name="Strong_20_Emphasis"><text:span text:style-name="T15">ssh-agent:</text:span></text:span></text:p>
      <text:p text:style-name="P71"><text:span text:style-name="Source_20_Text"><text:span text:style-name="T92">ssh-add ~/.ssh/id_ed25519</text:span></text:span></text:p>
      <text:list text:continue-numbering="true" text:style-name="L1">
        <text:list-item>
          <text:h text:style-name="P98" text:outline-level="3"><text:span text:style-name="Heading_20_2_20_Char"><text:span text:style-name="T30">agregar </text:span></text:span><text:span text:style-name="Heading_20_2_20_Char"><text:span text:style-name="T147">nueva clave SSH a</text:span></text:span><text:span text:style-name="Heading_20_2_20_Char"><text:span text:style-name="T30"> GitHu</text:span></text:span><text:span text:style-name="Strong_20_Emphasis"><text:span text:style-name="T58">b</text:span></text:span></text:h>
        </text:list-item>
      </text:list>
      <text:p text:style-name="P77"><text:span text:style-name="Strong_20_Emphasis"><text:span text:style-name="T15">En GitHub en <text:s text:c="2"/></text:span></text:span><text:span text:style-name="Strong_20_Emphasis"><text:span text:style-name="T22">Cuenta/settings/</text:span></text:span><text:span text:style-name="Strong_20_Emphasis"><text:span text:style-name="T84">🔑</text:span></text:span><text:span text:style-name="Strong_20_Emphasis"><text:span text:style-name="T22">SSH and GPG keys/</text:span></text:span><text:span text:style-name="Strong_20_Emphasis"><text:span text:style-name="T85">New SSH key <text:s text:c="3"/></text:span></text:span><text:span text:style-name="Strong_20_Emphasis"><text:span text:style-name="T15">copiar </text:span></text:span><text:span text:style-name="Strong_20_Emphasis"><text:span text:style-name="T16">la clave pública </text:span></text:span></text:p>
      <text:p text:style-name="P60"><text:span text:style-name="Source_20_Text"><text:span text:style-name="T92">cat ~/.ssh/id_ed25519.pub</text:span></text:span></text:p>
      <text:p text:style-name="P25"><text:span text:style-name="Source_20_Text"><text:span text:style-name="T72">ssh-ed25519 AAAAC3XXXXXXXXXXXXXXXXXXXXXXXXXXXXXXXXXXXXXsF+072S dev.xxxxxxxxxnez@gmail.com</text:span></text:span></text:p>
      <text:p text:style-name="P113"><text:soft-page-break/><text:span text:style-name="Source_20_Text"/></text:p>
      <text:p text:style-name="P32"><text:span text:style-name="T59"><draw:frame draw:style-name="fr1" draw:name="Imagen1 Copia 1 Copia 1 Copia 1 Copia 1 Copia 1 Copia 3" text:anchor-type="as-char" svg:y="-0.452cm" svg:width="0.653cm" svg:height="0.524cm" draw:z-index="33"><draw:image xlink:href="Pictures/10000001000000F2000000C22C50D6D5.png" xlink:type="simple" xlink:show="embed" xlink:actuate="onLoad" draw:mime-type="image/png"/></draw:frame></text:span><text:span text:style-name="Heading_20_2_20_Char"><text:span text:style-name="T29"><text:s text:c="2"/></text:span></text:span><text:bookmark-start text:name="Paq_Insta"/><text:span text:style-name="Heading_20_2_20_Char"><text:span text:style-name="T29">SABER SI UN PAQUETE ESTÁ INSTALADO</text:span></text:span><text:bookmark-end text:name="Paq_Insta"/></text:p>
      <text:p text:style-name="P54"><text:span text:style-name="T44">Fuente: </text:span><text:a xlink:type="simple" xlink:href="https://www.hostinger.es/tutoriales/como-ver-paquetes-instalados-en-ubuntu#:~:text=Para%20hacerlo%20en%20un%20sistema,para%20contar%20los%20paquetes%20instalados" text:style-name="Internet_20_link" text:visited-style-name="Visited_20_Internet_20_Link"><text:span text:style-name="T52">https://www.hostinger.es/tutoriales/como-ver-paquetes-instalados-en-ubuntu#:~:text=Para%20hacerlo%20en%20un%20sistema,para%20contar%20los%20paquetes%20instalado</text:span><text:span text:style-name="T53">s</text:span></text:a><text:span text:style-name="T53">.</text:span></text:p>
      <text:list text:continue-numbering="true" text:style-name="L1">
        <text:list-item>
          <text:h text:style-name="P98" text:outline-level="3"><text:span text:style-name="Heading_20_2_20_Char"><text:span text:style-name="T30">VER TODOS</text:span></text:span></text:h>
        </text:list-item>
      </text:list>
      <text:p text:style-name="P49">ver los paquetes instalados en Ubuntu usando dpkg-query</text:p>
      <text:p text:style-name="P60"><text:span text:style-name="Source_20_Text"><text:span text:style-name="T92">sudo dpkg -l</text:span></text:span></text:p>
      <text:p text:style-name="P50">Utiliza less con el comando dpkg para restringir la salida como se muestra a continuación:</text:p>
      <text:p text:style-name="P61"><text:span text:style-name="Source_20_Text"><text:span text:style-name="T91">sudo dpkg -l | less</text:span></text:span></text:p>
      <text:list text:continue-numbering="true" text:style-name="L1">
        <text:list-item>
          <text:h text:style-name="P98" text:outline-level="3"><text:span text:style-name="Heading_20_2_20_Char"><text:span text:style-name="T30">VER </text:span></text:span><text:span text:style-name="Heading_20_2_20_Char"><text:span text:style-name="T147">UNO </text:span></text:span><text:span text:style-name="Heading_20_2_20_Char"><text:span text:style-name="T30">ESPECÍFICO</text:span></text:span></text:h>
        </text:list-item>
      </text:list>
      <text:p text:style-name="P49">Añade grep para buscar paquetes específicos. Este es el aspecto del comando:</text:p>
      <text:p text:style-name="P60"><text:span text:style-name="Source_20_Text"><text:span text:style-name="T92">sudo dpkg -l | grep </text:span></text:span><text:span text:style-name="Source_20_Text"><text:span text:style-name="T94">packageName</text:span></text:span></text:p>
      <text:p text:style-name="P113"><text:span text:style-name="Source_20_Text"/></text:p>
      <text:h text:style-name="P37" text:outline-level="3"><text:span text:style-name="Heading_20_2_20_Char"><text:span text:style-name="T29"><draw:frame draw:style-name="fr1" draw:name="Imagen1 Copia 1 Copia 1 Copia 1 Copia 1 Copia 1 Copia 4" text:anchor-type="as-char" svg:y="-0.452cm" svg:width="0.653cm" svg:height="0.524cm" draw:z-index="3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9"><text:s text:c="2"/></text:span></text:span><text:bookmark-start text:name="Enlace_Simb"/><text:span text:style-name="Heading_20_2_20_Char"><text:span text:style-name="T29">Crear enlace simbólico en Linux</text:span></text:span><text:bookmark-end text:name="Enlace_Simb"/><text:span text:style-name="Heading_20_2_20_Char"><text:span text:style-name="T29"> </text:span></text:span></text:h>
      <text:list text:continue-numbering="true" text:style-name="L1">
        <text:list-item>
          <text:h text:style-name="P98" text:outline-level="3"><text:span text:style-name="Heading_20_2_20_Char"><text:span text:style-name="T30">para carpetas</text:span></text:span></text:h>
        </text:list-item>
      </text:list>
      <text:p text:style-name="P125">Crear enlaces simbólicos para carpetas tampoco es difícil. El comando utilizado para crear el enlace simbólico de carpeta es:</text:p>
      <text:p text:style-name="P60"><text:span text:style-name="Source_20_Text"><text:span text:style-name="T92">ln -s [Specific file/directory] [</text:span></text:span><text:span text:style-name="Source_20_Text"><text:span text:style-name="T94">symlink</text:span></text:span><text:span text:style-name="Source_20_Text"><text:span text:style-name="T92"> </text:span></text:span><text:span text:style-name="Source_20_Text"><text:span text:style-name="T94">name</text:span></text:span><text:span text:style-name="Source_20_Text"><text:span text:style-name="T92">]</text:span></text:span></text:p>
      <text:p text:style-name="P33"><text:span text:style-name="T8">Para vincular el directorio </text:span><text:span text:style-name="T21"><text:s text:c="2"/></text:span><text:span text:style-name="T86">/opt/lampp/</text:span><text:span text:style-name="T87">htdocs</text:span><text:span text:style-name="T21"> <text:s/></text:span><text:span text:style-name="T8"><text:s/>a la carpeta <text:s text:c="3"/></text:span><text:span text:style-name="T88">/home/gerar_kde/Web-Design</text:span><text:span text:style-name="T8"> <text:s text:c="2"/>usa el siguiente comando:</text:span></text:p>
      <text:p text:style-name="P60"><text:span text:style-name="Source_20_Text"><text:span text:style-name="T92">ln -s /opt/lampp/htdocs /home/gerar_kde/Web-Design/hydocs-xampp</text:span></text:span></text:p>
      <text:p text:style-name="P53">Una vez que se crea un enlace simbólico y se adjunta a la carpeta /devisers, te llevará a /user/local/downloads/logo. Cuando el usuario cambia el directorio – cd – a /devisers, el sistema cambiará automáticamente al archivo específico y lo escribirá en el directorio de comandos.</text:p>
      <text:list text:continue-numbering="true" text:style-name="L1">
        <text:list-item>
          <text:h text:style-name="P102" text:outline-level="3"><text:span text:style-name="Heading_20_2_20_Char"><text:span text:style-name="T30">Para archivos</text:span></text:span></text:h>
        </text:list-item>
      </text:list>
      <text:p text:style-name="P20"><text:span text:style-name="Source_20_Text"><text:span text:style-name="T92">ln -s [target file] [</text:span></text:span><text:span text:style-name="Source_20_Text"><text:span text:style-name="T94">Symbolic filename</text:span></text:span><text:span text:style-name="Source_20_Text"><text:span text:style-name="T92">]</text:span></text:span></text:p>
      <text:p text:style-name="P82"><text:span text:style-name="Source_20_Text"><text:span text:style-name="T70">-</text:span></text:span><text:span text:style-name="Source_20_Text"><text:span text:style-name="T71">ls: </text:span></text:span><text:span text:style-name="Source_20_Text"><text:span text:style-name="T19">El comando ln en Linux crea enlaces entre archivos fuente y directorios.</text:span></text:span></text:p>
      <text:p text:style-name="P82"><text:span text:style-name="Source_20_Text"><text:span text:style-name="T70">-s:</text:span></text:span><text:span text:style-name="T8"> </text:span><text:span text:style-name="T11">E</text:span><text:span text:style-name="T8">l comando para enlaces simbólicos.</text:span></text:p>
      <text:p text:style-name="P81"><text:soft-page-break/><text:span text:style-name="Source_20_Text"><text:span text:style-name="T70">[target file]:</text:span></text:span><text:span text:style-name="T8"> </text:span><text:span text:style-name="T11">N</text:span><text:span text:style-name="T8">ombre del archivo existente para el cual estás creando el enlace</text:span></text:p>
      <text:p text:style-name="P83"><text:span text:style-name="Source_20_Text"><text:span text:style-name="T70">[Symbolic filename]: </text:span></text:span><text:span text:style-name="T11">No</text:span><text:span text:style-name="T8">mbre del enlace simbólico. </text:span><text:span text:style-name="T11">S</text:span><text:span text:style-name="T8">i no especificas el [Symbolic filename], el comando creará automáticamente un nuevo enlace en el directorio existente</text:span></text:p>
      <text:p text:style-name="P84"><text:span text:style-name="T8">Para vincular el </text:span><text:span text:style-name="T11">Archivo <text:s text:c="2"/></text:span><text:span text:style-name="T88">/home/gerar_kde/</text:span><text:span text:style-name="T89">Documentos/Limp.txt <text:s text:c="2"/></text:span><text:span text:style-name="T17">al Archivo <text:s/></text:span><text:span text:style-name="T89">Enlace-a-limp <text:s/>en <text:s/></text:span><text:span text:style-name="T88">/home/gerar_kde/</text:span><text:span text:style-name="T90">Laptop</text:span></text:p>
      <text:p text:style-name="P137"><text:span text:style-name="Source_20_Text"><text:span text:style-name="T92">ln -s /home/gerar_kde/Documentos/Limp.txt ~/Laptop/enlace-a-limp</text:span></text:span></text:p>
      <text:p text:style-name="P119"><text:span text:style-name="Source_20_Text"/></text:p>
      <text:list text:continue-numbering="true" text:style-name="L1">
        <text:list-header>
          <text:p text:style-name="P118"><text:span text:style-name="Heading_20_2_20_Char"/></text:p>
          <text:h text:style-name="P107" text:outline-level="3"><text:span text:style-name="Heading_20_2_20_Char"><text:span text:style-name="T30"/></text:span></text:h>
        </text:list-header>
      </text:list>
      <text:h text:style-name="P94" text:outline-level="1"><text:bookmark-start text:name="errores"/><text:span text:style-name="T168">errores </text:span><text:span text:style-name="T45"><text:s/>KDE</text:span><text:bookmark-end text:name="errores"/></text:h>
      <text:h text:style-name="P95" text:outline-level="2"><draw:frame draw:style-name="fr1" draw:name="Imagen1 Copia 1 Copia 1 Copia 1" text:anchor-type="as-char" svg:y="-0.452cm" svg:width="0.653cm" svg:height="0.524cm" draw:z-index="99"><draw:image xlink:href="Pictures/10000001000000F2000000C22C50D6D5.png" xlink:type="simple" xlink:show="embed" xlink:actuate="onLoad" draw:mime-type="image/png"/></draw:frame><text:s text:c="2"/><text:span text:style-name="T27"><text:s/></text:span><text:span text:style-name="T28">Indice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86"><text:a xlink:type="simple" xlink:href="#error_rclone" text:style-name="Internet_20_link" text:visited-style-name="Visited_20_Internet_20_Link"><text:span text:style-name="T97">RCLONE: DRIVE NO SE MONTA </text:span></text:a></text:p>
          </table:table-cell>
          <table:table-cell table:style-name="Tabla5.A1" office:value-type="string">
            <text:p text:style-name="P86"><text:a xlink:type="simple" xlink:href="#Drive" text:style-name="Internet_20_link" text:visited-style-name="Visited_20_Internet_20_Link"><text:span text:style-name="T97"/></text:a></text:p>
          </table:table-cell>
          <table:table-cell table:style-name="Tabla5.A1" office:value-type="string">
            <text:p text:style-name="P86"><text:a xlink:type="simple" xlink:href="#Enlace_Simb" text:style-name="Internet_20_link" text:visited-style-name="Visited_20_Internet_20_Link"><text:span text:style-name="T97"/></text:a></text:p>
          </table:table-cell>
          <table:table-cell table:style-name="Tabla5.A1" office:value-type="string">
            <text:p text:style-name="P86"><text:a xlink:type="simple" xlink:href="#Enlace_Simb" text:style-name="Internet_20_link" text:visited-style-name="Visited_20_Internet_20_Link"><text:span text:style-name="T97"/></text:a></text:p>
          </table:table-cell>
        </table:table-row>
        <table:table-row table:style-name="Tabla5.1">
          <table:table-cell table:style-name="Tabla5.A1" office:value-type="string">
            <text:p text:style-name="P86"><text:a xlink:type="simple" xlink:href="#baloo_file" text:style-name="Internet_20_link" text:visited-style-name="Visited_20_Internet_20_Link"><text:span text:style-name="T97">ERROR KDE: BALOO FILE</text:span></text:a></text:p>
          </table:table-cell>
          <table:table-cell table:style-name="Tabla5.A1" office:value-type="string">
            <text:p text:style-name="P86"><text:a xlink:type="simple" xlink:href="#Montar" text:style-name="Internet_20_link" text:visited-style-name="Visited_20_Internet_20_Link"><text:span text:style-name="T97"/></text:a></text:p>
          </table:table-cell>
          <table:table-cell table:style-name="Tabla5.A1" office:value-type="string">
            <text:p text:style-name="P142"/>
          </table:table-cell>
          <table:table-cell table:style-name="Tabla5.A1" office:value-type="string">
            <text:p text:style-name="P142"/>
          </table:table-cell>
        </table:table-row>
        <table:table-row table:style-name="Tabla5.1">
          <table:table-cell table:style-name="Tabla5.A1" office:value-type="string">
            <text:p text:style-name="P142"/>
          </table:table-cell>
          <table:table-cell table:style-name="Tabla5.A1" office:value-type="string">
            <text:p text:style-name="P142"/>
          </table:table-cell>
          <table:table-cell table:style-name="Tabla5.A1" office:value-type="string">
            <text:p text:style-name="P86"><text:a xlink:type="simple" xlink:href="#SSh" text:style-name="Internet_20_link" text:visited-style-name="Visited_20_Internet_20_Link"><text:span text:style-name="T97"/></text:a></text:p>
          </table:table-cell>
          <table:table-cell table:style-name="Tabla5.A1" office:value-type="string">
            <text:p text:style-name="P86"><text:a xlink:type="simple" xlink:href="#SSh" text:style-name="Internet_20_link" text:visited-style-name="Visited_20_Internet_20_Link"><text:span text:style-name="T97"/></text:a></text:p>
          </table:table-cell>
        </table:table-row>
      </table:table>
      <text:list text:continue-numbering="true" text:style-name="L1">
        <text:list-header>
          <text:p text:style-name="P117"><text:span text:style-name="Heading_20_2_20_Char"/></text:p>
        </text:list-header>
        <text:list-item>
          <text:h text:style-name="P104" text:outline-level="3"><text:bookmark-start text:name="error_rclone"/><text:span text:style-name="Heading_20_2_20_Char"><text:span text:style-name="T176">FALLO rclone:</text:span></text:span><text:span text:style-name="Heading_20_2_20_Char"><text:span text:style-name="T146"> </text:span></text:span><text:span text:style-name="Heading_20_2_20_Char"><text:span text:style-name="T152">d</text:span></text:span><text:span text:style-name="Heading_20_2_20_Char"><text:span text:style-name="T153">rive </text:span></text:span><text:span text:style-name="Heading_20_2_20_Char"><text:span text:style-name="T152">no se monta</text:span></text:span><text:bookmark-end text:name="error_rclone"/><text:span text:style-name="Heading_20_2_20_Char"><text:span text:style-name="T153"> </text:span></text:span></text:h>
        </text:list-item>
      </text:list>
      <text:p text:style-name="P136">rclone config</text:p>
      <text:p text:style-name="P138"/>
      <text:p text:style-name="P127"><text:span text:style-name="Source_20_Text"><text:span text:style-name="T72">e) Edit existing remote</text:span></text:span></text:p>
      <text:p text:style-name="P127"><text:span text:style-name="Source_20_Text"><text:span text:style-name="T72">e/n/d/r/c/s/q&gt; <text:s text:c="2"/></text:span></text:span><text:span text:style-name="T50"><text:s text:c="3"/></text:span></text:p>
      <text:p text:style-name="P128"><text:span text:style-name="T91">e </text:span><text:span text:style-name="Source_20_Text"><text:span text:style-name="T95"></text:span></text:span></text:p>
      <text:p text:style-name="P138"/>
      <text:p text:style-name="P127"><text:span text:style-name="Source_20_Text"><text:span text:style-name="T72">Select remote.</text:span></text:span></text:p>
      <text:p text:style-name="P127"><text:span text:style-name="Source_20_Text"><text:span text:style-name="T72">1&gt;gdrive</text:span></text:span></text:p>
      <text:p text:style-name="P127"><text:span text:style-name="Source_20_Text"><text:span text:style-name="T72">remote&gt; </text:span></text:span><text:span text:style-name="T50"><text:s text:c="12"/></text:span></text:p>
      <text:p text:style-name="P128"><text:span text:style-name="T91">1</text:span><text:span text:style-name="Source_20_Text"><text:span text:style-name="T93"> </text:span></text:span><text:span text:style-name="Source_20_Text"><text:span text:style-name="T95"></text:span></text:span></text:p>
      <text:p text:style-name="P138"/>
      <text:p text:style-name="P127"><text:span text:style-name="Source_20_Text"><text:span text:style-name="T72">Option scope.</text:span></text:span></text:p>
      <text:p text:style-name="P127"><text:span text:style-name="Source_20_Text"><text:span text:style-name="T72">1 Full access</text:span></text:span></text:p>
      <text:p text:style-name="P139"><text:span text:style-name="Source_20_Text"><text:span text:style-name="T72">scope&gt;</text:span></text:span><text:span text:style-name="T50"> <text:s text:c="13"/></text:span></text:p>
      <text:p text:style-name="P128"><text:span text:style-name="T91">1</text:span><text:span text:style-name="Source_20_Text"><text:span text:style-name="T93"> </text:span></text:span><text:span text:style-name="Source_20_Text"><text:span text:style-name="T95"></text:span></text:span></text:p>
      <text:p text:style-name="P138"/>
      <text:p text:style-name="P127"><text:span text:style-name="Source_20_Text"><text:span text:style-name="T72">Edit advanced config?</text:span></text:span></text:p>
      <text:p text:style-name="P127"><text:span text:style-name="Source_20_Text"><text:span text:style-name="T72">y/n&gt;</text:span></text:span><text:span text:style-name="T50"> <text:s text:c="15"/></text:span></text:p>
      <text:p text:style-name="P131"><text:span text:style-name="T91">y </text:span><text:span text:style-name="Source_20_Text"><text:span text:style-name="T95"></text:span></text:span><text:span text:style-name="T49"> </text:span></text:p>
      <text:p text:style-name="P138"/>
      <text:p text:style-name="P127"><text:span text:style-name="Source_20_Text"><text:span text:style-name="T72">Use auto config?</text:span></text:span></text:p>
      <text:p text:style-name="P127"><text:span text:style-name="Source_20_Text"><text:span text:style-name="T72">y/n&gt; <text:s text:c="4"/></text:span></text:span><text:span text:style-name="T50"><text:s text:c="10"/></text:span><text:span text:style-name="T49"><text:s/></text:span></text:p>
      <text:p text:style-name="P131"><text:span text:style-name="T91">y </text:span><text:span text:style-name="Source_20_Text"><text:span text:style-name="T95"></text:span></text:span></text:p>
      <text:p text:style-name="P138"><text:soft-page-break/></text:p>
      <text:p text:style-name="P127"><text:span text:style-name="Source_20_Text"><text:span text:style-name="T72">Keep this "gdrive" remote?</text:span></text:span></text:p>
      <text:p text:style-name="P127"><text:span text:style-name="Source_20_Text"><text:span text:style-name="T72">y/e/d&gt; <text:s/></text:span></text:span><text:span text:style-name="T50"><text:s text:c="12"/></text:span></text:p>
      <text:p text:style-name="P131"><text:span text:style-name="T91">y </text:span><text:span text:style-name="Source_20_Text"><text:span text:style-name="T95"></text:span></text:span></text:p>
      <text:p text:style-name="P112"><text:span text:style-name="Source_20_Text"/></text:p>
      <text:list text:continue-numbering="true" text:style-name="L1">
        <text:list-item>
          <text:h text:style-name="P108" text:outline-level="3"><text:bookmark-start text:name="baloo_file"/><text:span text:style-name="Heading_20_2_20_Char"><text:span text:style-name="T176">error kde:</text:span></text:span><text:span text:style-name="Heading_20_2_20_Char"><text:span text:style-name="T69"> </text:span></text:span><text:span text:style-name="Heading_20_2_20_Char"><text:span text:style-name="T153">baloo file</text:span></text:span><text:bookmark-end text:name="baloo_file"/></text:h>
        </text:list-item>
      </text:list>
      <text:p text:style-name="P141"><text:span text:style-name="Heading_20_2_20_Char"><text:span text:style-name="T153"/></text:span></text:p>
      <text:p text:style-name="P110"><text:span text:style-name="Source_20_Text"/></text:p>
      <text:list text:continue-numbering="true" text:style-name="L1">
        <text:list-item>
          <text:h text:style-name="P109" text:outline-level="3"><text:span text:style-name="Heading_20_2_20_Char"><text:span text:style-name="T161"/>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UTILIDADES KDE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72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40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48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56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4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2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67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83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91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0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7</text:page-number></text:span><text:span text:style-name="MT2"><text:s/>/</text:span><text:span text:style-name="MT3"> </text:span><text:span text:style-name="MT4"><text:page-count>8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28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23M31S</meta:editing-duration>
    <meta:editing-cycles>5</meta:editing-cycles>
    <dc:date>2025-03-12T20:34:45.142307432</dc:date>
    <meta:print-date>2025-03-12T07:42:15.385975302</meta:print-date>
    <meta:printed-by>Archivos PDF</meta:printed-by>
    <meta:document-statistic meta:table-count="5" meta:image-count="20" meta:object-count="0" meta:page-count="8" meta:paragraph-count="229" meta:word-count="1212" meta:character-count="8564" meta:non-whitespace-character-count="7298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